
<file path=META-INF/manifest.xml><?xml version="1.0" encoding="utf-8"?>
<manifest:manifest xmlns:manifest="urn:oasis:names:tc:opendocument:xmlns:manifest:1.0" manifest:version="1.2">
  <manifest:file-entry manifest:media-type="text/xml" manifest:full-path="content.xml"/>
  <manifest:file-entry manifest:media-type="application/vnd.oasis.opendocument.text" manifest:full-path="/" manifest:version="1.2"/>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uation"/>
        <text:sequence-decl text:display-outline-level="0" text:name="Figure"/>
      </text:sequence-decls>
      <text:p text:style-name="OrgTitle"><text:title>Moodle Notes (2.3)</text:title></text:p>
      <text:p text:style-name="OrgTitle"/>
      <text:p text:style-name="OrgSubtitle"><text:initial-creator>Hal Henke</text:initial-creator></text:p>
      <text:p text:style-name="OrgSubtitle"/>
      <text:p text:style-name="OrgSubtitle"><text:date style:data-style-name="N75" text:date-value="2013-01-04T14:07:31+11:00">04 Jan 2013</text:date></text:p>
      <text:p text:style-name="OrgSubtitle"/>
      <text:table-of-content text:style-name="Sect2"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sec-1">1. Login</text:a></text:p>
          <text:p text:style-name="Contents_20_1"><text:a xlink:type="simple" xlink:href="#sec-2">2. Users</text:a></text:p>
          <text:p text:style-name="Contents_20_1"><text:a xlink:type="simple" xlink:href="#sec-3">3. Stuff relating to overriding/customisation to show Drupal related Name</text:a></text:p>
          <text:p text:style-name="Contents_20_2"><text:a xlink:type="simple" xlink:href="#sec-3-1">3.1. Forum - <text:span text:style-name="OrgCode">user_id</text:span> &amp; name stuff</text:a></text:p>
          <text:p text:style-name="Contents_20_3"><text:a xlink:type="simple" xlink:href="#sec-3-1-1">3.1.1. info in the database</text:a></text:p>
          <text:p text:style-name="Contents_20_3"><text:a xlink:type="simple" xlink:href="#sec-3-1-2">3.1.2. List of files in mod/forum directory</text:a></text:p>
          <text:p text:style-name="Contents_20_3"><text:a xlink:type="simple" xlink:href="#sec-3-1-3">3.1.3. Investigating</text:a></text:p>
          <text:p text:style-name="Contents_20_3"><text:a xlink:type="simple" xlink:href="#sec-3-1-4">3.1.4. Found It</text:a></text:p>
          <text:p text:style-name="Contents_20_3"><text:a xlink:type="simple" xlink:href="#sec-3-1-5">3.1.5. References to fullname() function in mod/forum</text:a></text:p>
          <text:p text:style-name="Contents_20_3"><text:a xlink:type="simple" xlink:href="#sec-3-1-6">3.1.6. References to fullname() function in the whole Moodle app</text:a></text:p>
          <text:p text:style-name="Contents_20_3"><text:a xlink:type="simple" xlink:href="#sec-3-1-7">3.1.7. Now looking for get<text:span text:style-name="OrgSubscript">string</text:span> and its usage</text:a></text:p>
          <text:p text:style-name="Contents_20_3"><text:a xlink:type="simple" xlink:href="#sec-3-1-8">3.1.8. How it works</text:a></text:p>
          <text:p text:style-name="Contents_20_2"><text:a xlink:type="simple" xlink:href="#sec-3-2">3.2. ScreenName Fix</text:a></text:p>
          <text:p text:style-name="Contents_20_3"><text:a xlink:type="simple" xlink:href="#sec-3-2-1">3.2.1. Updating the Database</text:a></text:p>
          <text:p text:style-name="Contents_20_2"><text:a xlink:type="simple" xlink:href="#sec-3-3">3.3. fullname() control flow</text:a></text:p>
          <text:p text:style-name="Contents_20_3"><text:a xlink:type="simple" xlink:href="#sec-3-3-1">3.3.1. Settings of relevance</text:a></text:p>
          <text:p text:style-name="Contents_20_1"><text:a xlink:type="simple" xlink:href="#sec-4">4. Twitter Stuff</text:a></text:p>
          <text:p text:style-name="Contents_20_2"><text:a xlink:type="simple" xlink:href="#sec-4-1">4.1. Background info</text:a></text:p>
          <text:p text:style-name="Contents_20_2"><text:a xlink:type="simple" xlink:href="#sec-4-2">4.2. My @Anywhere API Application Key</text:a></text:p>
          <text:p text:style-name="Contents_20_3"><text:a xlink:type="simple" xlink:href="#sec-4-2-1">4.2.1. OAuth settings</text:a></text:p>
          <text:p text:style-name="Contents_20_3"><text:a xlink:type="simple" xlink:href="#sec-4-2-2">4.2.2. Your access token</text:a></text:p>
          <text:p text:style-name="Contents_20_2"><text:a xlink:type="simple" xlink:href="#sec-4-3">4.3. Getting "authenticity token" stuff</text:a></text:p>
          <text:p text:style-name="Contents_20_2"><text:a xlink:type="simple" xlink:href="#sec-4-4">4.4. Embedded Twitter Timeline Doesn't Work</text:a></text:p>
          <text:p text:style-name="Contents_20_2"><text:a xlink:type="simple" xlink:href="#sec-4-5">4.5. Twitter Inline Form</text:a></text:p>
          <text:p text:style-name="Contents_20_3"><text:a xlink:type="simple" xlink:href="#sec-4-5-1">4.5.1. Control Flow…..</text:a></text:p>
          <text:p text:style-name="Contents_20_3"><text:a xlink:type="simple" xlink:href="#sec-4-5-2">4.5.2. For some reaon it is called when i call it from from the reply button but not when i click the tweet button</text:a></text:p>
          <text:p text:style-name="Contents_20_2"><text:a xlink:type="simple" xlink:href="#sec-4-6">4.6. I have an ajax/get call to the twitter reference and now i get this:</text:a></text:p>
          <text:p text:style-name="Contents_20_2"><text:a xlink:type="simple" xlink:href="#sec-4-7">4.7. JSONP and the Same origin Policy</text:a></text:p>
          <text:p text:style-name="Contents_20_3"><text:a xlink:type="simple" xlink:href="#sec-4-7-1">4.7.1. One answer - <text:span text:style-name="Bold">JSONP</text:span> - Typically, this is accomplished by implementing JSONP script generation on the server, so that generated script calls your callback after it is loaded and executed.</text:a></text:p>
          <text:p text:style-name="Contents_20_3"><text:a xlink:type="simple" xlink:href="#sec-4-7-2">4.7.2. Another - <text:span text:style-name="Bold">PROXY</text:span> - For bypassing same origin policy, you should create a proxy and then send the request through proxy…</text:a></text:p>
          <text:p text:style-name="Contents_20_2"><text:a xlink:type="simple" xlink:href="#sec-4-8">4.8. My Twitter URLS</text:a></text:p>
          <text:p text:style-name="Contents_20_2"><text:a xlink:type="simple" xlink:href="#sec-4-9">4.9. OK so (tactics)</text:a></text:p>
          <text:p text:style-name="Contents_20_3"><text:a xlink:type="simple" xlink:href="#sec-4-9-1">4.9.1. What I definitely cant do</text:a></text:p>
          <text:p text:style-name="Contents_20_3"><text:a xlink:type="simple" xlink:href="#sec-4-9-2">4.9.2. Can I:</text:a></text:p>
          <text:p text:style-name="Contents_20_2"><text:a xlink:type="simple" xlink:href="#sec-4-10">4.10. Web Intents</text:a></text:p>
          <text:p text:style-name="Contents_20_2"><text:a xlink:type="simple" xlink:href="#sec-4-11">4.11. Problems with Putting Everything in a node/block on our site</text:a></text:p>
          <text:p text:style-name="Contents_20_3"><text:a xlink:type="simple" xlink:href="#sec-4-11-1">4.11.1. Cant put Twitter.com in an iframe</text:a></text:p>
          <text:p text:style-name="Contents_20_3"><text:a xlink:type="simple" xlink:href="#sec-4-11-2">4.11.2. Cant put Web Intents in an iframe</text:a></text:p>
          <text:p text:style-name="Contents_20_3"><text:a xlink:type="simple" xlink:href="#sec-4-11-3">4.11.3. Cant avoid OAuth and all that jazz</text:a></text:p>
          <text:p text:style-name="Contents_20_3"><text:a xlink:type="simple" xlink:href="#sec-4-11-4">4.11.4. Many difficulties in using jQuery/javascript with OAuth</text:a></text:p>
          <text:p text:style-name="Contents_20_3"><text:a xlink:type="simple" xlink:href="#sec-4-11-5">4.11.5. If cant be done then have to do it server side in PHP - Not really conducive to our nice little widget</text:a></text:p>
          <text:p text:style-name="Contents_20_2"><text:a xlink:type="simple" xlink:href="#sec-4-12">4.12. OAUTH</text:a></text:p>
          <text:p text:style-name="Contents_20_3"><text:a xlink:type="simple" xlink:href="#sec-4-12-1">4.12.1. OAUTH and javascript/client side stuff</text:a></text:p>
          <text:p text:style-name="Contents_20_3"><text:a xlink:type="simple" xlink:href="#sec-4-12-2">4.12.2. Sample for setting up an OAuth request</text:a></text:p>
        </text:index-body>
      </text:table-of-content>
      <text:p text:style-name="Text_20_body">
*See <text:a xlink:type="simple" xlink:href="file:///home/hal/Documents/Moodle Notes.org">Moodle: HowTo</text:a> for more Moodle details*

</text:p>
      <text:h text:style-name="Heading_20_1" text:outline-level="1"><text:bookmark-start text:name="OrgXref.sec-1"/><text:bookmark text:name="sec-1"/>Login<text:bookmark-end text:name="OrgXref.sec-1"/></text:h>
      <text:p text:style-name="Text_20_body">
Username: hal

</text:p>
      <text:p text:style-name="Text_20_body">

Password:Moodle-23

</text:p>
      <text:h text:style-name="Heading_20_1" text:outline-level="1"><text:bookmark-start text:name="OrgXref.sec-2"/><text:bookmark text:name="sec-2"/>Users<text:bookmark-end text:name="OrgXref.sec-2"/></text:h>
      <table:table table:name="Table1" table:style-name="OrgTable">
        <table:table-column table:style-name="OrgTableColumn"/>
        <table:table-column table:style-name="OrgTableColumn"/>
        <table:table-column table:style-name="OrgTableColumn"/>
        <table:table-header-rows>
          <table:table-row>
            <table:table-cell table:style-name="OrgTblCellT">
              <text:p text:style-name="OrgTableHeadingLeft">username</text:p>
            </table:table-cell>
            <table:table-cell table:style-name="OrgTblCellT">
              <text:p text:style-name="OrgTableHeadingLeft">password</text:p>
            </table:table-cell>
            <table:table-cell table:style-name="OrgTblCellT">
              <text:p text:style-name="OrgTableHeadingLeft">Auth Method</text:p>
            </table:table-cell>
          </table:table-row>
        </table:table-header-rows>
        <table:table-rows>
          <table:table-row>
            <table:table-cell table:style-name="OrgTblCellT">
              <text:p text:style-name="OrgTableContentsLeft"><text:span text:style-name="OrgCode">hulk</text:span></text:p>
            </table:table-cell>
            <table:table-cell table:style-name="OrgTblCellT">
              <text:p text:style-name="OrgTableContentsLeft">Smash-100</text:p>
            </table:table-cell>
            <table:table-cell table:style-name="OrgTblCellT">
              <text:p text:style-name="OrgTableContentsLeft">Manual Accounts</text:p>
            </table:table-cell>
          </table:table-row>
          <table:table-row>
            <table:table-cell table:style-name="OrgTblCell">
              <text:p text:style-name="OrgTableContentsLeft"><text:span text:style-name="OrgCode">weird_chick</text:span></text:p>
            </table:table-cell>
            <table:table-cell table:style-name="OrgTblCell">
              <text:p text:style-name="OrgTableContentsLeft">Mary-4-life</text:p>
            </table:table-cell>
            <table:table-cell table:style-name="OrgTblCell">
              <text:p text:style-name="OrgTableContentsLeft">Manual Accounts</text:p>
            </table:table-cell>
          </table:table-row>
          <table:table-row>
            <table:table-cell table:style-name="OrgTblCell">
              <text:p text:style-name="OrgTableContentsLeft"><text:span text:style-name="OrgCode">goldilocks</text:span></text:p>
            </table:table-cell>
            <table:table-cell table:style-name="OrgTblCell">
              <text:p text:style-name="OrgTableContentsLeft">Mjolnir-4-life</text:p>
            </table:table-cell>
            <table:table-cell table:style-name="OrgTblCell">
              <text:p text:style-name="OrgTableContentsLeft"/>
            </table:table-cell>
          </table:table-row>
          <table:table-row>
            <table:table-cell table:style-name="OrgTblCellB">
              <text:p text:style-name="OrgTableContentsLeft"><text:span text:style-name="OrgCode">furious</text:span></text:p>
            </table:table-cell>
            <table:table-cell table:style-name="OrgTblCellB">
              <text:p text:style-name="OrgTableContentsLeft">SHIELD-No-1</text:p>
            </table:table-cell>
            <table:table-cell table:style-name="OrgTblCellB">
              <text:p text:style-name="OrgTableContentsLeft"/>
            </table:table-cell>
          </table:table-row>
        </table:table-rows>
      </table:table>
      <text:h text:style-name="Heading_20_1" text:outline-level="1"><text:bookmark-start text:name="OrgXref.sec-3"/><text:bookmark text:name="sec-3"/>Stuff relating to overriding/customisation to show Drupal related Name<text:bookmark-end text:name="OrgXref.sec-3"/></text:h>
      <text:h text:style-name="Heading_20_2" text:outline-level="2"><text:bookmark-start text:name="OrgXref.sec-3-1"/><text:bookmark text:name="sec-3-1"/>Forum - <text:span text:style-name="OrgCode">user_id</text:span> &amp; name stuff<text:bookmark-end text:name="OrgXref.sec-3-1"/></text:h>
      <text:list text:continue-numbering="false" text:style-name="OrgBulletedList">
        <text:list-item>
          <text:p text:style-name="Text_20_body">
Forum related code is in 
   <text:span text:style-name="OrgCode">mod/forum</text:span>

</text:p>
        </text:list-item>
      </text:list>
      <text:h text:style-name="Heading_20_3" text:outline-level="3"><text:bookmark-start text:name="OrgXref.sec-3-1-1"/><text:bookmark text:name="sec-3-1-1"/>info in the database<text:bookmark-end text:name="OrgXref.sec-3-1-1"/></text:h>
      <text:p text:style-name="Text_20_body">
Table <text:span text:style-name="OrgCode">public.mdl_user</text:span>

</text:p>
      <table:table table:name="Table2" table:style-name="OrgTable">
        <table:table-column table:style-name="OrgTableColumn"/>
        <table:table-column table:style-name="OrgTableColumn"/>
        <table:table-column table:style-name="OrgTableColumn"/>
        <table:table-rows>
          <table:table-row>
            <table:table-cell table:style-name="OrgTblCellT">
              <text:p text:style-name="OrgTableContentsLeft">id</text:p>
            </table:table-cell>
            <table:table-cell table:style-name="OrgTblCellT">
              <text:p text:style-name="OrgTableContentsLeft">bigint</text:p>
            </table:table-cell>
            <table:table-cell table:style-name="OrgTblCellT">
              <text:p text:style-name="OrgTableContentsLeft">not null default nextval('mdl<text:span text:style-name="OrgSubscript">user</text:span><text:span text:style-name="OrgSubscript">id</text:span><text:span text:style-name="OrgSubscript">seq'</text:span>::regclass)</text:p>
            </table:table-cell>
          </table:table-row>
          <table:table-row>
            <table:table-cell table:style-name="OrgTblCell">
              <text:p text:style-name="OrgTableContentsLeft">auth</text:p>
            </table:table-cell>
            <table:table-cell table:style-name="OrgTblCell">
              <text:p text:style-name="OrgTableContentsLeft">character varying(20)</text:p>
            </table:table-cell>
            <table:table-cell table:style-name="OrgTblCell">
              <text:p text:style-name="OrgTableContentsLeft">not null default 'manual'::character varying</text:p>
            </table:table-cell>
          </table:table-row>
          <table:table-row>
            <table:table-cell table:style-name="OrgTblCell">
              <text:p text:style-name="OrgTableContentsLeft">confirmed</text:p>
            </table:table-cell>
            <table:table-cell table:style-name="OrgTblCell">
              <text:p text:style-name="OrgTableContentsLeft">smallint</text:p>
            </table:table-cell>
            <table:table-cell table:style-name="OrgTblCell">
              <text:p text:style-name="OrgTableContentsLeft">not null default 0</text:p>
            </table:table-cell>
          </table:table-row>
          <table:table-row>
            <table:table-cell table:style-name="OrgTblCell">
              <text:p text:style-name="OrgTableContentsLeft">policyagreed</text:p>
            </table:table-cell>
            <table:table-cell table:style-name="OrgTblCell">
              <text:p text:style-name="OrgTableContentsLeft">smallint</text:p>
            </table:table-cell>
            <table:table-cell table:style-name="OrgTblCell">
              <text:p text:style-name="OrgTableContentsLeft">not null default 0</text:p>
            </table:table-cell>
          </table:table-row>
          <table:table-row>
            <table:table-cell table:style-name="OrgTblCell">
              <text:p text:style-name="OrgTableContentsLeft">deleted</text:p>
            </table:table-cell>
            <table:table-cell table:style-name="OrgTblCell">
              <text:p text:style-name="OrgTableContentsLeft">smallint</text:p>
            </table:table-cell>
            <table:table-cell table:style-name="OrgTblCell">
              <text:p text:style-name="OrgTableContentsLeft">not null default 0</text:p>
            </table:table-cell>
          </table:table-row>
          <table:table-row>
            <table:table-cell table:style-name="OrgTblCell">
              <text:p text:style-name="OrgTableContentsLeft">suspended</text:p>
            </table:table-cell>
            <table:table-cell table:style-name="OrgTblCell">
              <text:p text:style-name="OrgTableContentsLeft">smallint</text:p>
            </table:table-cell>
            <table:table-cell table:style-name="OrgTblCell">
              <text:p text:style-name="OrgTableContentsLeft">not null default 0</text:p>
            </table:table-cell>
          </table:table-row>
          <table:table-row>
            <table:table-cell table:style-name="OrgTblCell">
              <text:p text:style-name="OrgTableContentsLeft">mnethostid</text:p>
            </table:table-cell>
            <table:table-cell table:style-name="OrgTblCell">
              <text:p text:style-name="OrgTableContentsLeft">bigint</text:p>
            </table:table-cell>
            <table:table-cell table:style-name="OrgTblCell">
              <text:p text:style-name="OrgTableContentsLeft">not null default 0</text:p>
            </table:table-cell>
          </table:table-row>
          <table:table-row>
            <table:table-cell table:style-name="OrgTblCell">
              <text:p text:style-name="OrgTableContentsLeft">username</text:p>
            </table:table-cell>
            <table:table-cell table:style-name="OrgTblCell">
              <text:p text:style-name="OrgTableContentsLeft">character varying(100)</text:p>
            </table:table-cell>
            <table:table-cell table:style-name="OrgTblCell">
              <text:p text:style-name="OrgTableContentsLeft">not null default ''::character varying</text:p>
            </table:table-cell>
          </table:table-row>
          <table:table-row>
            <table:table-cell table:style-name="OrgTblCell">
              <text:p text:style-name="OrgTableContentsLeft">password</text:p>
            </table:table-cell>
            <table:table-cell table:style-name="OrgTblCell">
              <text:p text:style-name="OrgTableContentsLeft">character varying(32)</text:p>
            </table:table-cell>
            <table:table-cell table:style-name="OrgTblCell">
              <text:p text:style-name="OrgTableContentsLeft">not null default ''::character varying</text:p>
            </table:table-cell>
          </table:table-row>
          <table:table-row>
            <table:table-cell table:style-name="OrgTblCell">
              <text:p text:style-name="OrgTableContentsLeft">idnumber</text:p>
            </table:table-cell>
            <table:table-cell table:style-name="OrgTblCell">
              <text:p text:style-name="OrgTableContentsLeft">character varying(255)</text:p>
            </table:table-cell>
            <table:table-cell table:style-name="OrgTblCell">
              <text:p text:style-name="OrgTableContentsLeft">not null default ''::character varying</text:p>
            </table:table-cell>
          </table:table-row>
          <table:table-row>
            <table:table-cell table:style-name="OrgTblCell">
              <text:p text:style-name="OrgTableContentsLeft">firstname</text:p>
            </table:table-cell>
            <table:table-cell table:style-name="OrgTblCell">
              <text:p text:style-name="OrgTableContentsLeft">character varying(100)</text:p>
            </table:table-cell>
            <table:table-cell table:style-name="OrgTblCell">
              <text:p text:style-name="OrgTableContentsLeft">not null default ''::character varying</text:p>
            </table:table-cell>
          </table:table-row>
          <table:table-row>
            <table:table-cell table:style-name="OrgTblCellB">
              <text:p text:style-name="OrgTableContentsLeft">lastname</text:p>
            </table:table-cell>
            <table:table-cell table:style-name="OrgTblCellB">
              <text:p text:style-name="OrgTableContentsLeft">character varying(100)</text:p>
            </table:table-cell>
            <table:table-cell table:style-name="OrgTblCellB">
              <text:p text:style-name="OrgTableContentsLeft">not null default ''::character varying</text:p>
            </table:table-cell>
          </table:table-row>
        </table:table-rows>
      </table:table>
      <text:h text:style-name="Heading_20_3" text:outline-level="3"><text:bookmark-start text:name="OrgXref.sec-3-1-2"/><text:bookmark text:name="sec-3-1-2"/>List of files in mod/forum directory<text:bookmark-end text:name="OrgXref.sec-3-1-2"/></text:h>
      <text:p text:style-name="OrgSrcBlock">drwxrwxr-x<text:s/><text:s/>4<text:s/>hal<text:s/>hal<text:s/><text:s/><text:s/>4096<text:s/>Dec<text:s/>18<text:s/>12:57<text:s/>backup</text:p>
      <text:p text:style-name="OrgSrcBlock">drwxrwxr-x<text:s/><text:s/>2<text:s/>hal<text:s/>hal<text:s/><text:s/><text:s/>4096<text:s/>Dec<text:s/>18<text:s/>12:57<text:s/>db</text:p>
      <text:p text:style-name="OrgSrcBlock">-rw-rw-r--<text:s/><text:s/>1<text:s/>hal<text:s/>hal<text:s/><text:s/>12493<text:s/>Dec<text:s/>18<text:s/>12:57<text:s/>discuss.php</text:p>
      <text:p text:style-name="OrgSrcBlock">-rw-rw-r--<text:s/><text:s/>1<text:s/>hal<text:s/>hal<text:s/><text:s/><text:s/>1939<text:s/>Dec<text:s/>18<text:s/>12:57<text:s/>forum.js</text:p>
      <text:p text:style-name="OrgSrcBlock">-rw-rw-r--<text:s/><text:s/>1<text:s/>hal<text:s/>hal<text:s/><text:s/>17478<text:s/>Dec<text:s/>18<text:s/>12:57<text:s/>index.php</text:p>
      <text:p text:style-name="OrgSrcBlock">drwxrwxr-x<text:s/><text:s/>3<text:s/>hal<text:s/>hal<text:s/><text:s/><text:s/>4096<text:s/>Dec<text:s/>18<text:s/>12:57<text:s/>lang</text:p>
      <text:p text:style-name="OrgSrcBlock">-rw-rw-r--<text:s/><text:s/>1<text:s/>hal<text:s/>hal<text:s/>306876<text:s/>Dec<text:s/>18<text:s/>12:57<text:s/>lib.php</text:p>
      <text:p text:style-name="OrgSrcBlock">-rw-rw-r--<text:s/><text:s/>1<text:s/>hal<text:s/>hal<text:s/><text:s/>21192<text:s/>Dec<text:s/>18<text:s/>12:57<text:s/>locallib.php</text:p>
      <text:p text:style-name="OrgSrcBlock">-rw-rw-r--<text:s/><text:s/>1<text:s/>hal<text:s/>hal<text:s/><text:s/><text:s/>3827<text:s/>Dec<text:s/>18<text:s/>12:57<text:s/>markposts.php</text:p>
      <text:p text:style-name="OrgSrcBlock">-rw-rw-r--<text:s/><text:s/>1<text:s/>hal<text:s/>hal<text:s/><text:s/>11758<text:s/>Dec<text:s/>18<text:s/>12:57<text:s/>mod_form.php</text:p>
      <text:p text:style-name="OrgSrcBlock">drwxrwxr-x<text:s/><text:s/>2<text:s/>hal<text:s/>hal<text:s/><text:s/><text:s/>4096<text:s/>Dec<text:s/>18<text:s/>12:57<text:s/>pix</text:p>
      <text:p text:style-name="OrgSrcBlock">-rw-rw-r--<text:s/><text:s/>1<text:s/>hal<text:s/>hal<text:s/><text:s/><text:s/>9135<text:s/>Dec<text:s/>18<text:s/>12:57<text:s/>post_form.php</text:p>
      <text:p text:style-name="OrgSrcBlock">-rw-rw-r--<text:s/><text:s/>1<text:s/>hal<text:s/>hal<text:s/><text:s/>34396<text:s/>Dec<text:s/>18<text:s/>12:57<text:s/>post.php</text:p>
      <text:p text:style-name="OrgSrcBlock">-rw-rw-r--<text:s/><text:s/>1<text:s/>hal<text:s/>hal<text:s/><text:s/><text:s/><text:s/>670<text:s/>Dec<text:s/>18<text:s/>12:57<text:s/>prune.html</text:p>
      <text:p text:style-name="OrgSrcBlock">-rw-rw-r--<text:s/><text:s/>1<text:s/>hal<text:s/>hal<text:s/><text:s/><text:s/>4992<text:s/>Dec<text:s/>18<text:s/>12:57<text:s/>renderer.php</text:p>
      <text:p text:style-name="OrgSrcBlock">-rw-rw-r--<text:s/><text:s/>1<text:s/>hal<text:s/>hal<text:s/><text:s/>15319<text:s/>Dec<text:s/>18<text:s/>12:57<text:s/>rsslib.php</text:p>
      <text:p text:style-name="OrgSrcBlock">-rw-rw-r--<text:s/><text:s/>1<text:s/>hal<text:s/>hal<text:s/><text:s/>18829<text:s/>Dec<text:s/>18<text:s/>12:57<text:s/>search.php</text:p>
      <text:p text:style-name="OrgSrcBlock">-rw-rw-r--<text:s/><text:s/>1<text:s/>hal<text:s/>hal<text:s/><text:s/><text:s/>4665<text:s/>Dec<text:s/>18<text:s/>12:57<text:s/>settings.php</text:p>
      <text:p text:style-name="OrgSrcBlock">-rw-rw-r--<text:s/><text:s/>1<text:s/>hal<text:s/>hal<text:s/><text:s/><text:s/>2643<text:s/>Dec<text:s/>18<text:s/>12:57<text:s/>settracking.php</text:p>
      <text:p text:style-name="OrgSrcBlock">-rw-rw-r--<text:s/><text:s/>1<text:s/>hal<text:s/>hal<text:s/><text:s/><text:s/>4501<text:s/>Dec<text:s/>18<text:s/>12:57<text:s/>styles.css</text:p>
      <text:p text:style-name="OrgSrcBlock">-rw-rw-r--<text:s/><text:s/>1<text:s/>hal<text:s/>hal<text:s/><text:s/><text:s/>7237<text:s/>Dec<text:s/>18<text:s/>12:57<text:s/>subscribe.php</text:p>
      <text:p text:style-name="OrgSrcBlock">-rw-rw-r--<text:s/><text:s/>1<text:s/>hal<text:s/>hal<text:s/><text:s/><text:s/>4549<text:s/>Dec<text:s/>18<text:s/>12:57<text:s/>subscribers.php</text:p>
      <text:p text:style-name="OrgSrcBlock">drwxrwxr-x<text:s/><text:s/>3<text:s/>hal<text:s/>hal<text:s/><text:s/><text:s/>4096<text:s/>Dec<text:s/>18<text:s/>12:57<text:s/>tests</text:p>
      <text:p text:style-name="OrgSrcBlock">-rw-rw-r--<text:s/><text:s/>1<text:s/>hal<text:s/>hal<text:s/><text:s/><text:s/>2480<text:s/>Dec<text:s/>18<text:s/>12:57<text:s/>unsubscribeall.php</text:p>
      <text:p text:style-name="OrgSrcBlock">-rw-rw-r--<text:s/><text:s/>1<text:s/>hal<text:s/>hal<text:s/><text:s/>14594<text:s/>Dec<text:s/>18<text:s/>12:57<text:s/>user.php</text:p>
      <text:p text:style-name="OrgSrcBlock">-rw-rw-r--<text:s/><text:s/>1<text:s/>hal<text:s/>hal<text:s/><text:s/><text:s/>1217<text:s/>Dec<text:s/>18<text:s/>12:57<text:s/>version.php</text:p>
      <text:p text:style-name="OrgSrcBlockLastLine">-rw-rw-r--<text:s/><text:s/>1<text:s/>hal<text:s/>hal<text:s/><text:s/><text:s/>9651<text:s/>Dec<text:s/>18<text:s/>12:57<text:s/>view.php</text:p>
      <text:h text:style-name="Heading_20_3" text:outline-level="3"><text:bookmark-start text:name="OrgXref.sec-3-1-3"/><text:bookmark text:name="sec-3-1-3"/>Investigating<text:bookmark-end text:name="OrgXref.sec-3-1-3"/></text:h>
      <text:list text:continue-numbering="false" text:style-name="OrgBulletedList">
        <text:list-item>
          <text:p text:style-name="Text_20_body">
<text:bookmark-start text:name="OrgXref.sec-3-1-3-1"/><text:bookmark text:name="sec-3-1-3-1"/>Grepping<text:bookmark-end text:name="OrgXref.sec-3-1-3-1"/>
</text:p>
          <text:list text:continue-numbering="true" text:style-name="OrgBulletedList">
            <text:list-item>
              <text:p text:style-name="Text_20_body">
<text:bookmark-start text:name="OrgXref.sec-3-1-3-1-1"/><text:bookmark text:name="sec-3-1-3-1-1"/>grep for author div - should show output<text:bookmark-end text:name="OrgXref.sec-3-1-3-1-1"/>
</text:p>
              <text:p text:style-name="OrgSrcBlock">hal@HAL9000:~/work/test-sites/my-moodle-23$<text:s/>grep<text:s/>-R<text:s/><text:span text:style-name="OrgSrcFontLockStringFace">"class\"author\""</text:span><text:s/>mod/forum/</text:p>
              <text:p text:style-name="OrgSrcBlock">mod/forum/locallib.php:<text:s/><text:s/><text:s/><text:s/><text:s/><text:s/><text:s/><text:s/>$output<text:s/>.=<text:s/>'&lt;div<text:s/>class=<text:span text:style-name="OrgSrcFontLockStringFace">"author"</text:span>&gt;'.get_string('bynameondate',<text:s/>'forum',<text:s/>$by).'&lt;/div&gt;';</text:p>
              <text:p text:style-name="OrgSrcBlock">mod/forum/lib.php:<text:s/><text:s/><text:s/><text:s/>$output<text:s/>.=<text:s/>'&lt;div<text:s/>class=<text:span text:style-name="OrgSrcFontLockStringFace">"author"</text:span>&gt;'.get_string('bynameondate',<text:s/>'forum',<text:s/>$by).'&lt;/div&gt;';</text:p>
              <text:p text:style-name="OrgSrcBlockLastLine">mod/forum/lib.php:<text:s/><text:s/><text:s/><text:s/>echo<text:s/>'&lt;td<text:s/>class=<text:span text:style-name="OrgSrcFontLockStringFace">"author"</text:span>&gt;';</text:p>
              <text:list text:continue-numbering="true" text:style-name="OrgBulletedList">
                <text:list-item>
                  <text:p text:style-name="Text_20_body">
variable

</text:p>
                </text:list-item>
              </text:list>
              <text:p text:style-name="Text_20_body">
<text:span text:style-name="OrgCode">$bynameondate</text:span>

</text:p>
            </text:list-item>
          </text:list>
          <text:list text:continue-numbering="true" text:style-name="OrgBulletedList">
            <text:list-item>
              <text:p text:style-name="Text_20_body">
<text:bookmark-start text:name="OrgXref.sec-3-1-3-1-2"/><text:bookmark text:name="sec-3-1-3-1-2"/>grep for $bynameondate<text:bookmark-end text:name="OrgXref.sec-3-1-3-1-2"/>
</text:p>
              <text:p text:style-name="OrgSrcBlock">hal@HAL9000:~/work/test-sites/my-moodle-23$<text:s/>grep<text:s/>-R<text:s/><text:span text:style-name="OrgSrcFontLockStringFace">"bynameondate"</text:span><text:s/>mod/forum/</text:p>
              <text:p text:style-name="OrgSrcBlockLastLine">mod/forum/lang/en/forum.php:$string['bynameondate']<text:s/>=<text:s/>'by<text:s/>{$a-&gt;name}<text:s/>-<text:s/>{$a-&gt;date}';</text:p>
            </text:list-item>
          </text:list>
          <text:list text:continue-numbering="true" text:style-name="OrgBulletedList">
            <text:list-item>
              <text:p text:style-name="Text_20_body">
<text:bookmark-start text:name="OrgXref.sec-3-1-3-1-3"/><text:bookmark text:name="sec-3-1-3-1-3"/>grep for function fullname<text:bookmark-end text:name="OrgXref.sec-3-1-3-1-3"/>
</text:p>
              <text:p text:style-name="OrgSrcBlock">hal@HAL9000:~/work/test-sites/my-moodle-23$<text:s/>grep<text:s/>-R<text:s/><text:span text:style-name="OrgSrcFontLockStringFace">"fullname"</text:span><text:s/>.<text:s/>|<text:s/>grep<text:s/>function</text:p>
              <text:p text:style-name="OrgSrcBlock"/>
              <text:p text:style-name="OrgSrcBlockLastLine">./lib/moodlelib.php:function<text:s/>fullname($user,<text:s/>$override=false)<text:s/>{</text:p>
            </text:list-item>
          </text:list>
        </text:list-item>
      </text:list>
      <text:list text:continue-numbering="false" text:style-name="OrgBulletedList">
        <text:list-item>
          <text:p text:style-name="Text_20_body">
<text:bookmark-start text:name="OrgXref.sec-3-1-3-2"/><text:bookmark text:name="sec-3-1-3-2"/>Closer look<text:bookmark-end text:name="OrgXref.sec-3-1-3-2"/>
</text:p>
          <text:list text:continue-numbering="true" text:style-name="OrgBulletedList">
            <text:list-item>
              <text:p text:style-name="Text_20_body">
<text:bookmark-start text:name="OrgXref.sec-3-1-3-2-1"/><text:bookmark text:name="sec-3-1-3-2-1"/>lib.php<text:bookmark-end text:name="OrgXref.sec-3-1-3-2-1"/>
</text:p>
              <text:list text:continue-numbering="true" text:style-name="OrgBulletedList">
                <text:list-item>
                  <text:p text:style-name="Text_20_body">
seems to have a lot of stuff for displaying pretty much everything….

</text:p>
                </text:list-item>
              </text:list>
              <text:p text:style-name="Text_20_body">
i.e
<text:span text:style-name="OrgCode">function forum_get_all_discussion_posts($discussionid, $sort, $tracking=false)</text:span>

</text:p>
              <text:p text:style-name="Text_20_body">

<text:span text:style-name="OrgCode">function forum_get_user_posts($forumid, $userid)</text:span>

</text:p>
              <text:p text:style-name="Text_20_body">

<text:span text:style-name="OrgCode">function forum_get_potential_subscribers($forumcontext, $groupid, $fields, $sort)</text:span>

</text:p>
              <text:p text:style-name="Text_20_body">

<text:span text:style-name="OrgCode">function forum_subscribed_users($course, $forum, $groupid=0, $context = null, $fields = null)</text:span>

</text:p>
              <text:p text:style-name="Text_20_body">

<text:span text:style-name="OrgCode">function forum_get_posts_by_user($user, array $courses, $musthaveaccess = false, $discussionsonly = false, $limitfrom = 0, $limitnum = 50)</text:span>

</text:p>
            </text:list-item>
          </text:list>
          <text:list text:continue-numbering="true" text:style-name="OrgBulletedList">
            <text:list-item>
              <text:p text:style-name="Text_20_body">
<text:bookmark-start text:name="OrgXref.sec-3-1-3-2-2"/><text:bookmark text:name="sec-3-1-3-2-2"/>locallib.php<text:bookmark-end text:name="OrgXref.sec-3-1-3-2-2"/>
</text:p>
              <text:list text:continue-numbering="true" text:style-name="OrgBulletedList">
                <text:list-item>
                  <text:p text:style-name="Text_20_body">
Help the big lib?

</text:p>
                </text:list-item>
              </text:list>
              <text:p text:style-name="Text_20_body">
<text:span text:style-name="OrgCode">private function prepare_post($post, $fileoutputextras=null)</text:span>
calls
<text:span text:style-name="OrgCode">$fullname = fullname($users[$post-&gt;userid], $viewfullnames);</text:span>

</text:p>
            </text:list-item>
          </text:list>
          <text:list text:continue-numbering="true" text:style-name="OrgBulletedList">
            <text:list-item>
              <text:p text:style-name="Text_20_body">
<text:bookmark-start text:name="OrgXref.sec-3-1-3-2-3"/><text:bookmark text:name="sec-3-1-3-2-3"/>post.php<text:bookmark-end text:name="OrgXref.sec-3-1-3-2-3"/>
</text:p>
              <text:list text:continue-numbering="true" text:style-name="OrgBulletedList">
                <text:list-item>
                  <text:p text:style-name="Text_20_body">
some stuff

</text:p>
                </text:list-item>
              </text:list>
            </text:list-item>
          </text:list>
          <text:list text:continue-numbering="true" text:style-name="OrgBulletedList">
            <text:list-item>
              <text:p text:style-name="Text_20_body">
<text:bookmark-start text:name="OrgXref.sec-3-1-3-2-4"/><text:bookmark text:name="sec-3-1-3-2-4"/>index.php<text:bookmark-end text:name="OrgXref.sec-3-1-3-2-4"/>
</text:p>
            </text:list-item>
          </text:list>
          <text:list text:continue-numbering="true" text:style-name="OrgBulletedList">
            <text:list-item>
              <text:p text:style-name="Text_20_body">
<text:bookmark-start text:name="OrgXref.sec-3-1-3-2-5"/><text:bookmark text:name="sec-3-1-3-2-5"/>user.php<text:bookmark-end text:name="OrgXref.sec-3-1-3-2-5"/>
</text:p>
            </text:list-item>
          </text:list>
          <text:list text:continue-numbering="true" text:style-name="OrgBulletedList">
            <text:list-item>
              <text:p text:style-name="Text_20_body">
<text:bookmark-start text:name="OrgXref.sec-3-1-3-2-6"/><text:bookmark text:name="sec-3-1-3-2-6"/>view.php<text:bookmark-end text:name="OrgXref.sec-3-1-3-2-6"/>
</text:p>
            </text:list-item>
          </text:list>
          <text:list text:continue-numbering="true" text:style-name="OrgBulletedList">
            <text:list-item>
              <text:p text:style-name="Text_20_body">
<text:bookmark-start text:name="OrgXref.sec-3-1-3-2-7"/><text:bookmark text:name="sec-3-1-3-2-7"/>prune.html<text:bookmark-end text:name="OrgXref.sec-3-1-3-2-7"/>
</text:p>
            </text:list-item>
          </text:list>
          <text:list text:continue-numbering="true" text:style-name="OrgBulletedList">
            <text:list-item>
              <text:p text:style-name="Text_20_body">
<text:bookmark-start text:name="OrgXref.sec-3-1-3-2-8"/><text:bookmark text:name="sec-3-1-3-2-8"/>renderer.php<text:bookmark-end text:name="OrgXref.sec-3-1-3-2-8"/>
</text:p>
            </text:list-item>
          </text:list>
          <text:list text:continue-numbering="true" text:style-name="OrgBulletedList">
            <text:list-item>
              <text:p text:style-name="Text_20_body">
<text:bookmark-start text:name="OrgXref.sec-3-1-3-2-9"/><text:bookmark text:name="sec-3-1-3-2-9"/>rsslib.php<text:bookmark-end text:name="OrgXref.sec-3-1-3-2-9"/>
</text:p>
            </text:list-item>
          </text:list>
          <text:list text:continue-numbering="true" text:style-name="OrgBulletedList">
            <text:list-item>
              <text:p text:style-name="Text_20_body">
<text:bookmark-start text:name="OrgXref.sec-3-1-3-2-10"/><text:bookmark text:name="sec-3-1-3-2-10"/>search.php<text:bookmark-end text:name="OrgXref.sec-3-1-3-2-10"/>
</text:p>
            </text:list-item>
          </text:list>
          <text:list text:continue-numbering="true" text:style-name="OrgBulletedList">
            <text:list-item>
              <text:p text:style-name="Text_20_body">
<text:bookmark-start text:name="OrgXref.sec-3-1-3-2-11"/><text:bookmark text:name="sec-3-1-3-2-11"/>settings.php<text:bookmark-end text:name="OrgXref.sec-3-1-3-2-11"/>
</text:p>
            </text:list-item>
          </text:list>
        </text:list-item>
      </text:list>
      <text:list text:continue-numbering="false" text:style-name="OrgBulletedList">
        <text:list-item>
          <text:p text:style-name="Text_20_body">
<text:bookmark-start text:name="OrgXref.sec-3-1-3-3"/><text:bookmark text:name="sec-3-1-3-3"/>Getting Closer<text:bookmark-end text:name="OrgXref.sec-3-1-3-3"/>
</text:p>
          <text:list text:continue-numbering="true" text:style-name="OrgBulletedList">
            <text:list-item>
              <text:p text:style-name="Text_20_body">
<text:bookmark-start text:name="OrgXref.sec-3-1-3-3-1"/><text:bookmark text:name="sec-3-1-3-3-1"/>lib.php<text:bookmark-end text:name="OrgXref.sec-3-1-3-3-1"/>982
function <text:span text:style-name="OrgCode">forum_cron()</text:span>

</text:p>
              <text:p text:style-name="OrgSrcBlock"><text:span text:style-name="OrgSrcFontLockKeywordFace">if</text:span><text:s/>($<text:span text:style-name="OrgSrcFontLockVariableNameFace">userto</text:span>-&gt;<text:span text:style-name="OrgSrcFontLockVariableNameFace">maildigest</text:span><text:s/>==<text:s/><text:span text:style-name="OrgSrcDefault">2</text:span>)<text:s/>{</text:p>
              <text:p text:style-name="OrgSrcBlock"><text:s/><text:s/><text:s/><text:s/><text:s/><text:s/><text:s/><text:s/><text:s/><text:s/><text:s/><text:s/><text:s/><text:s/><text:s/><text:s/><text:s/><text:s/><text:s/><text:s/><text:s/><text:s/><text:s/><text:span text:style-name="OrgSrcFontLockCommentDelimiterFace">//<text:s/></text:span><text:span text:style-name="OrgSrcFontLockCommentFace">Subjects<text:s/>only</text:span></text:p>
              <text:p text:style-name="OrgSrcBlock"><text:s/><text:s/><text:s/><text:s/><text:s/><text:s/><text:s/><text:s/><text:s/><text:s/><text:s/><text:s/><text:s/><text:s/><text:s/><text:s/><text:s/><text:s/><text:s/><text:s/><text:s/><text:s/><text:s/>$<text:span text:style-name="OrgSrcFontLockVariableNameFace">by</text:span><text:s/>=<text:s/><text:span text:style-name="OrgSrcFontLockKeywordFace">new</text:span><text:s/><text:span text:style-name="OrgSrcFontLockTypeFace">stdClass</text:span>();</text:p>
              <text:p text:style-name="OrgSrcBlock"><text:s/><text:s/><text:s/><text:s/><text:s/><text:s/><text:s/><text:s/><text:s/><text:s/><text:s/><text:s/><text:s/><text:s/><text:s/><text:s/><text:s/><text:s/><text:s/><text:s/><text:s/><text:s/><text:s/>$<text:span text:style-name="OrgSrcFontLockVariableNameFace">by</text:span>-&gt;<text:span text:style-name="OrgSrcFontLockVariableNameFace">name</text:span><text:s/>=<text:s/><text:span text:style-name="OrgSrcDefault">fullname(</text:span>$<text:span text:style-name="OrgSrcFontLockVariableNameFace">userfrom</text:span>);</text:p>
              <text:p text:style-name="OrgSrcBlockLastLine"><text:s/><text:s/><text:s/><text:s/><text:s/><text:s/><text:s/><text:s/><text:s/><text:s/><text:s/><text:s/><text:s/><text:s/><text:s/><text:s/><text:s/><text:s/><text:s/><text:s/><text:s/><text:s/><text:s/>$<text:span text:style-name="OrgSrcFontLockVariableNameFace">by</text:span>-&gt;<text:span text:style-name="OrgSrcFontLockVariableNameFace">date</text:span><text:s/>=<text:s/><text:span text:style-name="OrgSrcDefault">userdate(</text:span>$<text:span text:style-name="OrgSrcFontLockVariableNameFace">post</text:span>-&gt;<text:span text:style-name="OrgSrcFontLockVariableNameFace">modified</text:span>);</text:p>
              <text:p text:style-name="OrgSrcBlock">$<text:span text:style-name="OrgSrcFontLockVariableNameFace">by</text:span><text:s/>=<text:s/><text:span text:style-name="OrgSrcFontLockKeywordFace">New</text:span><text:s/><text:span text:style-name="OrgSrcFontLockTypeFace">stdClass</text:span>;</text:p>
              <text:p text:style-name="OrgSrcBlock"><text:s/>$<text:span text:style-name="OrgSrcFontLockVariableNameFace">by</text:span>-&gt;<text:span text:style-name="OrgSrcFontLockVariableNameFace">name</text:span><text:s/>=<text:s/><text:span text:style-name="OrgSrcDefault">fullname(</text:span>$<text:span text:style-name="OrgSrcFontLockVariableNameFace">userfrom</text:span>,<text:s/>$<text:span text:style-name="OrgSrcFontLockVariableNameFace">viewfullnames</text:span>);</text:p>
              <text:p text:style-name="OrgSrcBlockLastLine"><text:s/>$<text:span text:style-name="OrgSrcFontLockVariableNameFace">by</text:span>-&gt;<text:span text:style-name="OrgSrcFontLockVariableNameFace">date</text:span><text:s/>=<text:s/><text:span text:style-name="OrgSrcDefault">userdate(</text:span>$<text:span text:style-name="OrgSrcFontLockVariableNameFace">post</text:span>-&gt;<text:span text:style-name="OrgSrcFontLockVariableNameFace">modified</text:span>,<text:s/><text:span text:style-name="OrgSrcFontLockStringFace">""</text:span>,<text:s/>$<text:span text:style-name="OrgSrcFontLockVariableNameFace">userto</text:span>-&gt;<text:span text:style-name="OrgSrcFontLockVariableNameFace">timezone</text:span>);</text:p>
              <text:p text:style-name="Text_20_body">
So fullname and $userfrom

</text:p>
            </text:list-item>
          </text:list>
        </text:list-item>
      </text:list>
      <text:h text:style-name="Heading_20_3" text:outline-level="3"><text:bookmark-start text:name="OrgXref.sec-3-1-4"/><text:bookmark text:name="sec-3-1-4"/>Found It<text:bookmark-end text:name="OrgXref.sec-3-1-4"/></text:h>
      <text:p text:style-name="Text_20_body">
OK so the function 
<text:span text:style-name="OrgCode">function fullname($user, $override=false)</text:span>
on line 3533 of 
lib/moodlelib.php
povides the fullname

</text:p>
      <text:list text:continue-numbering="false" text:style-name="OrgBulletedList">
        <text:list-item>
          <text:p text:style-name="Text_20_body">
<text:span text:style-name="Bold">HOWEVER</text:span>

</text:p>
        </text:list-item>
        <text:list-item>
          <text:p text:style-name="Text_20_body">
it provides the user name for other contexts also such as the logged in message at the top of the screen….

</text:p>
        </text:list-item>
      </text:list>
      <text:p text:style-name="Text_20_body">

So we want to replace it just in the forum module….

</text:p>
      <text:h text:style-name="Heading_20_3" text:outline-level="3"><text:bookmark-start text:name="OrgXref.sec-3-1-5"/><text:bookmark text:name="sec-3-1-5"/>References to fullname() function in mod/forum<text:bookmark-end text:name="OrgXref.sec-3-1-5"/></text:h>
      <text:list text:continue-numbering="false" text:style-name="OrgBulletedList">
        <text:list-item>
          <text:p text:style-name="Text_20_body">
<text:bookmark-start text:name="OrgXref.sec-3-1-5-1"/><text:bookmark text:name="sec-3-1-5-1"/>Files and Linenumbers in mod/forum<text:bookmark-end text:name="OrgXref.sec-3-1-5-1"/>
</text:p>
          <text:p text:style-name="OrgSrcBlock">grep<text:s/>-Rn<text:s/><text:span text:style-name="OrgSrcFontLockStringFace">"fullname("</text:span><text:s/>mod/forum/</text:p>
          <text:p text:style-name="OrgSrcBlock">mod/forum/user.php:178:<text:s/><text:s/><text:s/><text:s/><text:s/><text:s/><text:s/><text:s/>$fullname<text:s/>=<text:s/>fullname($user);</text:p>
          <text:p text:style-name="OrgSrcBlock">mod/forum/user.php:296:$userfullname<text:s/>=<text:s/>fullname($user);</text:p>
          <text:p text:style-name="OrgSrcBlock">mod/forum/rsslib.php:349:<text:s/><text:s/><text:s/><text:s/><text:s/><text:s/><text:s/><text:s/><text:s/><text:s/><text:s/><text:s/><text:s/><text:s/><text:s/><text:s/>$item-&gt;author<text:s/>=<text:s/>fullname($user);</text:p>
          <text:p text:style-name="OrgSrcBlock">mod/forum/markposts.php:75:$info-&gt;name<text:s/><text:s/>=<text:s/>fullname($user);</text:p>
          <text:p text:style-name="OrgSrcBlock">mod/forum/post.php:522:<text:s/><text:s/><text:s/><text:s/><text:s/><text:s/><text:s/><text:s/><text:s/><text:s/><text:s/><text:s/><text:s/><text:s/><text:s/><text:s/><text:s/><text:s/><text:s/><text:s/><text:s/><text:s/><text:s/>fullname($USER).'&lt;/a&gt;';</text:p>
          <text:p text:style-name="OrgSrcBlock">mod/forum/post.php:525:<text:s/><text:s/><text:s/><text:s/><text:s/><text:s/><text:s/><text:s/>$data-&gt;name<text:s/>=<text:s/>fullname($USER);</text:p>
          <text:p text:style-name="OrgSrcBlock">mod/forum/post.php:660:<text:s/><text:s/><text:s/><text:s/><text:s/><text:s/><text:s/><text:s/><text:s/><text:s/><text:s/><text:s/>$message<text:s/>.=<text:s/>'&lt;br<text:s/>/&gt;'.get_string(<text:span text:style-name="OrgSrcFontLockStringFace">"editedpostupdated"</text:span>,<text:s/><text:span text:style-name="OrgSrcFontLockStringFace">"forum"</text:span>,<text:s/>fullname($realuser));</text:p>
          <text:p text:style-name="OrgSrcBlock">mod/forum/settracking.php:59:$info-&gt;name<text:s/><text:s/>=<text:s/>fullname($USER);</text:p>
          <text:p text:style-name="OrgSrcBlock">mod/forum/subscribe.php:131:$info-&gt;name<text:s/><text:s/>=<text:s/>fullname($user);</text:p>
          <text:p text:style-name="OrgSrcBlock">mod/forum/renderer.php:96:<text:s/><text:s/><text:s/><text:s/><text:s/><text:s/><text:s/><text:s/><text:s/><text:s/><text:s/><text:s/><text:s/><text:s/><text:s/><text:s/>$table-&gt;data[]<text:s/>=<text:s/>array($this-&gt;output-&gt;user_picture($user,<text:s/>array('courseid'=&gt;$course-&gt;id)),<text:s/>fullname($user),<text:s/>$user-&gt;email);</text:p>
          <text:p text:style-name="OrgSrcBlock">mod/forum/locallib.php:313:<text:s/><text:s/><text:s/><text:s/><text:s/><text:s/><text:s/><text:s/>$fullname<text:s/>=<text:s/>fullname($users[$post-&gt;userid],<text:s/>$viewfullnames);</text:p>
          <text:p text:style-name="OrgSrcBlock">mod/forum/lib.php:716:<text:s/><text:s/><text:s/><text:s/><text:s/><text:s/><text:s/><text:s/><text:s/><text:s/><text:s/><text:s/><text:s/><text:s/><text:s/><text:s/>$smallmessagestrings-&gt;user<text:s/>=<text:s/>fullname($userfrom);</text:p>
          <text:p text:style-name="OrgSrcBlock">mod/forum/lib.php:982:<text:s/><text:s/><text:s/><text:s/><text:s/><text:s/><text:s/><text:s/><text:s/><text:s/><text:s/><text:s/><text:s/><text:s/><text:s/><text:s/><text:s/><text:s/><text:s/><text:s/><text:s/><text:s/><text:s/><text:s/><text:s/><text:s/><text:s/><text:s/>$by-&gt;name<text:s/>=<text:s/>fullname($userfrom);</text:p>
          <text:p text:style-name="OrgSrcBlock">mod/forum/lib.php:1093:<text:s/><text:s/><text:s/><text:s/>$by-&gt;name<text:s/>=<text:s/>fullname($userfrom,<text:s/>$viewfullnames);</text:p>
          <text:p text:style-name="OrgSrcBlock">mod/forum/lib.php:1532:<text:s/><text:s/><text:s/><text:s/><text:s/><text:s/><text:s/><text:s/><text:s/><text:s/><text:s/><text:s/><text:s/><text:s/><text:s/>'&lt;div<text:s/>class=<text:span text:style-name="OrgSrcFontLockStringFace">"name"</text:span>&gt;'.fullname($post,<text:s/>$viewfullnames).'&lt;/div&gt;'.</text:p>
          <text:p text:style-name="OrgSrcBlock">mod/forum/lib.php:3079:<text:s/><text:s/><text:s/><text:s/>$fullname<text:s/>=<text:s/>fullname($userfrom,<text:s/>$viewfullnames);</text:p>
          <text:p text:style-name="OrgSrcBlock">mod/forum/lib.php:3276:<text:s/><text:s/><text:s/><text:s/>$postuser-&gt;fullname<text:s/><text:s/><text:s/><text:s/>=<text:s/>fullname($postuser,<text:s/>$cm-&gt;cache-&gt;caps['moodle/site:viewfullnames']);</text:p>
          <text:p text:style-name="OrgSrcBlock">mod/forum/lib.php:3698:<text:s/><text:s/><text:s/><text:s/>$fullname<text:s/>=<text:s/>fullname($post,<text:s/>has_capability('moodle/site:viewfullnames',<text:s/>$modcontext));</text:p>
          <text:p text:style-name="OrgSrcBlock">mod/forum/lib.php:3758:<text:s/><text:s/><text:s/><text:s/><text:s/><text:s/><text:s/><text:s/><text:s/>fullname($usermodified).'&lt;/a&gt;&lt;br<text:s/>/&gt;';</text:p>
          <text:p text:style-name="OrgSrcBlock">mod/forum/lib.php:4786:<text:s/><text:s/><text:s/><text:s/>$info-&gt;name<text:s/><text:s/>=<text:s/>fullname($USER);</text:p>
          <text:p text:style-name="OrgSrcBlock">mod/forum/lib.php:5810:<text:s/><text:s/><text:s/><text:s/><text:s/><text:s/><text:s/><text:s/><text:s/><text:s/><text:s/><text:s/><text:s/><text:s/><text:s/><text:s/>$by-&gt;name<text:s/>=<text:s/>fullname($post,<text:s/>$canviewfullnames);</text:p>
          <text:p text:style-name="OrgSrcBlockLastLine">mod/forum/lib.php:6024:<text:s/><text:s/><text:s/><text:s/>$fullname<text:s/>=<text:s/>fullname($activity-&gt;user,<text:s/>$viewfullnames);</text:p>
        </text:list-item>
      </text:list>
      <text:list text:continue-numbering="false" text:style-name="OrgBulletedList">
        <text:list-item>
          <text:p text:style-name="Text_20_body">
<text:bookmark-start text:name="OrgXref.sec-3-1-5-2"/><text:bookmark text:name="sec-3-1-5-2"/>References counted by file in <text:span text:style-name="OrgCode">mod/forum</text:span><text:bookmark-end text:name="OrgXref.sec-3-1-5-2"/>
</text:p>
          <text:p text:style-name="OrgSrcBlock">grep<text:s/>-Rc<text:s/><text:span text:style-name="OrgSrcFontLockStringFace">"fullname("</text:span><text:s/>mod/forum/</text:p>
          <text:p text:style-name="OrgSrcBlock">mod/forum/user.php:2</text:p>
          <text:p text:style-name="OrgSrcBlock">mod/forum/styles.css:0</text:p>
          <text:p text:style-name="OrgSrcBlock">mod/forum/pix/icon.gif:0</text:p>
          <text:p text:style-name="OrgSrcBlock">mod/forum/rsslib.php:1</text:p>
          <text:p text:style-name="OrgSrcBlock">mod/forum/unsubscribeall.php:0</text:p>
          <text:p text:style-name="OrgSrcBlock">mod/forum/post_form.php:0</text:p>
          <text:p text:style-name="OrgSrcBlock">mod/forum/forum.js:0</text:p>
          <text:p text:style-name="OrgSrcBlock">mod/forum/markposts.php:1</text:p>
          <text:p text:style-name="OrgSrcBlock">mod/forum/post.php:3</text:p>
          <text:p text:style-name="OrgSrcBlock">mod/forum/db/access.php:0</text:p>
          <text:p text:style-name="OrgSrcBlock">mod/forum/db/install.xml:0</text:p>
          <text:p text:style-name="OrgSrcBlock">mod/forum/db/messages.php:0</text:p>
          <text:p text:style-name="OrgSrcBlock">mod/forum/db/upgrade.php:0</text:p>
          <text:p text:style-name="OrgSrcBlock">mod/forum/db/log.php:0</text:p>
          <text:p text:style-name="OrgSrcBlock">mod/forum/db/events.php:0</text:p>
          <text:p text:style-name="OrgSrcBlock">mod/forum/lang/en/forum.php:0</text:p>
          <text:p text:style-name="OrgSrcBlock">mod/forum/settracking.php:1</text:p>
          <text:p text:style-name="OrgSrcBlock">mod/forum/version.php:0</text:p>
          <text:p text:style-name="OrgSrcBlock">mod/forum/subscribe.php:1</text:p>
          <text:p text:style-name="OrgSrcBlock">mod/forum/settings.php:0</text:p>
          <text:p text:style-name="OrgSrcBlock">mod/forum/prune.html:0</text:p>
          <text:p text:style-name="OrgSrcBlock">mod/forum/tests/generator/lib.php:0</text:p>
          <text:p text:style-name="OrgSrcBlock">mod/forum/tests/generator_test.php:0</text:p>
          <text:p text:style-name="OrgSrcBlock">mod/forum/subscribers.php:0</text:p>
          <text:p text:style-name="OrgSrcBlock">mod/forum/renderer.php:1</text:p>
          <text:p text:style-name="OrgSrcBlock">mod/forum/view.php:0</text:p>
          <text:p text:style-name="OrgSrcBlock">mod/forum/discuss.php:0</text:p>
          <text:p text:style-name="OrgSrcBlock">mod/forum/mod_form.php:0</text:p>
          <text:p text:style-name="OrgSrcBlock">mod/forum/backup/moodle1/lib.php:0</text:p>
          <text:p text:style-name="OrgSrcBlock">mod/forum/backup/moodle2/restore_forum_activity_task.class.php:0</text:p>
          <text:p text:style-name="OrgSrcBlock">mod/forum/backup/moodle2/backup_forum_stepslib.php:0</text:p>
          <text:p text:style-name="OrgSrcBlock">mod/forum/backup/moodle2/backup_forum_settingslib.php:0</text:p>
          <text:p text:style-name="OrgSrcBlock">mod/forum/backup/moodle2/backup_forum_activity_task.class.php:0</text:p>
          <text:p text:style-name="OrgSrcBlock">mod/forum/backup/moodle2/restore_forum_stepslib.php:0</text:p>
          <text:p text:style-name="OrgSrcBlock">mod/forum/index.php:0</text:p>
          <text:p text:style-name="OrgSrcBlock">mod/forum/locallib.php:1</text:p>
          <text:p text:style-name="OrgSrcBlock">mod/forum/search.php:0</text:p>
          <text:p text:style-name="OrgSrcBlockLastLine">mod/forum/lib.php:11</text:p>
        </text:list-item>
      </text:list>
      <text:list text:continue-numbering="false" text:style-name="OrgBulletedList">
        <text:list-item>
          <text:p text:style-name="Text_20_body">
<text:bookmark-start text:name="OrgXref.sec-3-1-5-3"/><text:bookmark text:name="sec-3-1-5-3"/>Only files that have at least one in <text:span text:style-name="OrgCode">mod/forum</text:span> directory<text:bookmark-end text:name="OrgXref.sec-3-1-5-3"/>
</text:p>
          <text:p text:style-name="OrgSrcBlock">grep<text:s/>-Rc<text:s/><text:span text:style-name="OrgSrcFontLockStringFace">"fullname("</text:span><text:s/>mod/forum/<text:s/>|<text:s/>grep<text:s/>-v<text:s/>:0</text:p>
          <text:p text:style-name="OrgSrcBlock">mod/forum/user.php:2</text:p>
          <text:p text:style-name="OrgSrcBlock">mod/forum/rsslib.php:1</text:p>
          <text:p text:style-name="OrgSrcBlock">mod/forum/markposts.php:1</text:p>
          <text:p text:style-name="OrgSrcBlock">mod/forum/post.php:3</text:p>
          <text:p text:style-name="OrgSrcBlock">mod/forum/settracking.php:1</text:p>
          <text:p text:style-name="OrgSrcBlock">mod/forum/subscribe.php:1</text:p>
          <text:p text:style-name="OrgSrcBlock">mod/forum/renderer.php:1</text:p>
          <text:p text:style-name="OrgSrcBlock">mod/forum/locallib.php:1</text:p>
          <text:p text:style-name="OrgSrcBlockLastLine">mod/forum/lib.php:11</text:p>
        </text:list-item>
      </text:list>
      <text:h text:style-name="Heading_20_3" text:outline-level="3"><text:bookmark-start text:name="OrgXref.sec-3-1-6"/><text:bookmark text:name="sec-3-1-6"/>References to fullname() function in the whole Moodle app<text:bookmark-end text:name="OrgXref.sec-3-1-6"/></text:h>
      <text:p text:style-name="OrgSrcBlock">grep<text:s/>-Rc<text:s/><text:span text:style-name="OrgSrcFontLockStringFace">"fullname("</text:span><text:s/>.<text:s/>|<text:s/>grep<text:s/>-v<text:s/>:0</text:p>
      <text:p text:style-name="OrgSrcBlock">grep:<text:s/>./config.php./user/profile.php:3</text:p>
      <text:p text:style-name="OrgSrcBlock">./user/repository.php:1</text:p>
      <text:p text:style-name="OrgSrcBlock">./user/message.html:1</text:p>
      <text:p text:style-name="OrgSrcBlock">./user/editlib.php:1</text:p>
      <text:p text:style-name="OrgSrcBlock">./user/view.php:2</text:p>
      <text:p text:style-name="OrgSrcBlock">./user/edit.php:2</text:p>
      <text:p text:style-name="OrgSrcBlock">./user/groupaddnote.php:1</text:p>
      <text:p text:style-name="OrgSrcBlock">./user/addnote.php:1</text:p>
      <text:p text:style-name="OrgSrcBlock">./user/index.php:4</text:p>
      <text:p text:style-name="OrgSrcBlock">./user/emailupdate.php:1</text:p>
      <text:p text:style-name="OrgSrcBlock">:<text:s/>Permission<text:s/>denied</text:p>
      <text:p text:style-name="OrgSrcBlock">./user/selector/lib.php:3</text:p>
      <text:p text:style-name="OrgSrcBlock">./user/filters/lib.php:1</text:p>
      <text:p text:style-name="OrgSrcBlock">./user/portfolio.php:1</text:p>
      <text:p text:style-name="OrgSrcBlock">./user/editadvanced.php:2</text:p>
      <text:p text:style-name="OrgSrcBlock">./user/lib.php:3</text:p>
      <text:p text:style-name="OrgSrcBlock">./user/portfoliologs.php:1</text:p>
      <text:p text:style-name="OrgSrcBlock">./tag/index.php:1</text:p>
      <text:p text:style-name="OrgSrcBlock">./tag/manage.php:1</text:p>
      <text:p text:style-name="OrgSrcBlock">./tag/locallib.php:1</text:p>
      <text:p text:style-name="OrgSrcBlock">./webservice/upload.php:1</text:p>
      <text:p text:style-name="OrgSrcBlock">./webservice/externallib.php:1</text:p>
      <text:p text:style-name="OrgSrcBlock">./course/recent_form.php:2</text:p>
      <text:p text:style-name="OrgSrcBlock">./course/pending.php:1</text:p>
      <text:p text:style-name="OrgSrcBlock">./course/loginas.php:2</text:p>
      <text:p text:style-name="OrgSrcBlock">./course/info.php:1</text:p>
      <text:p text:style-name="OrgSrcBlock">./course/recent.php:1</text:p>
      <text:p text:style-name="OrgSrcBlock">./course/lib.php:13</text:p>
      <text:p text:style-name="OrgSrcBlock">./mod/glossary/rsslib.php:1</text:p>
      <text:p text:style-name="OrgSrcBlock">./mod/glossary/print.php:1</text:p>
      <text:p text:style-name="OrgSrcBlock">./mod/glossary/sql.php:2</text:p>
      <text:p text:style-name="OrgSrcBlock">./mod/glossary/view.php:1</text:p>
      <text:p text:style-name="OrgSrcBlock">./mod/glossary/formats/TEMPLATE/TEMPLATE_format.php:1</text:p>
      <text:p text:style-name="OrgSrcBlock">./mod/glossary/formats/encyclopedia/encyclopedia_format.php:1</text:p>
      <text:p text:style-name="OrgSrcBlock">./mod/glossary/formats/fullwithauthor/fullwithauthor_format.php:1</text:p>
      <text:p text:style-name="OrgSrcBlock">./mod/glossary/lib.php:2</text:p>
      <text:p text:style-name="OrgSrcBlock">./mod/data/preset.php:1</text:p>
      <text:p text:style-name="OrgSrcBlock">./mod/data/lib.php:1</text:p>
      <text:p text:style-name="OrgSrcBlock">./mod/lesson/essay_form.php:1</text:p>
      <text:p text:style-name="OrgSrcBlock">./mod/lesson/report.php:1</text:p>
      <text:p text:style-name="OrgSrcBlock">./mod/lesson/essay.php:2</text:p>
      <text:p text:style-name="OrgSrcBlock">./mod/scorm/userreport.php:2</text:p>
      <text:p text:style-name="OrgSrcBlock">./mod/scorm/report/interactions/report.php:2</text:p>
      <text:p text:style-name="OrgSrcBlock">./mod/scorm/report/basic/report.php:2</text:p>
      <text:p text:style-name="OrgSrcBlock">./mod/workshop/allocation/manual/renderer.php:3</text:p>
      <text:p text:style-name="OrgSrcBlock">./mod/workshop/allocation/random/lib.php:6</text:p>
      <text:p text:style-name="OrgSrcBlock">./mod/workshop/renderer.php:6</text:p>
      <text:p text:style-name="OrgSrcBlock">./mod/workshop/lib.php:3</text:p>
      <text:p text:style-name="OrgSrcBlock">./mod/forum/user.php:2</text:p>
      <text:p text:style-name="OrgSrcBlock">./mod/forum/rsslib.php:1</text:p>
      <text:p text:style-name="OrgSrcBlock">./mod/forum/markposts.php:1</text:p>
      <text:p text:style-name="OrgSrcBlock">./mod/forum/post.php:3</text:p>
      <text:p text:style-name="OrgSrcBlock">./mod/forum/settracking.php:1</text:p>
      <text:p text:style-name="OrgSrcBlock">./mod/forum/subscribe.php:1</text:p>
      <text:p text:style-name="OrgSrcBlock">./mod/forum/renderer.php:1</text:p>
      <text:p text:style-name="OrgSrcBlock">./mod/forum/locallib.php:1</text:p>
      <text:p text:style-name="OrgSrcBlock">./mod/forum/lib.php:11</text:p>
      <text:p text:style-name="OrgSrcBlock">./mod/assignment/type/online/file.php:1</text:p>
      <text:p text:style-name="OrgSrcBlock">./mod/assignment/type/online/assignment.class.php:1</text:p>
      <text:p text:style-name="OrgSrcBlock">./mod/assignment/type/upload/notes.php:4</text:p>
      <text:p text:style-name="OrgSrcBlock">./mod/assignment/type/upload/assignment.class.php:2</text:p>
      <text:p text:style-name="OrgSrcBlock">./mod/assignment/type/uploadsingle/assignment.class.php:1</text:p>
      <text:p text:style-name="OrgSrcBlock">./mod/assignment/lib.php:12</text:p>
      <text:p text:style-name="OrgSrcBlock">./mod/choice/renderer.php:1</text:p>
      <text:p text:style-name="OrgSrcBlock">./mod/choice/lib.php:2</text:p>
      <text:p text:style-name="OrgSrcBlock">./mod/quiz/overrides.php:1</text:p>
      <text:p text:style-name="OrgSrcBlock">./mod/quiz/override_form.php:2</text:p>
      <text:p text:style-name="OrgSrcBlock">./mod/quiz/overridedelete.php:1</text:p>
      <text:p text:style-name="OrgSrcBlock">./mod/quiz/review.php:1</text:p>
      <text:p text:style-name="OrgSrcBlock">./mod/quiz/attemptlib.php:1</text:p>
      <text:p text:style-name="OrgSrcBlock">./mod/quiz/locallib.php:4</text:p>
      <text:p text:style-name="OrgSrcBlock">./mod/quiz/report/attemptsreport_table.php:2</text:p>
      <text:p text:style-name="OrgSrcBlock">./mod/quiz/report/grading/report.php:2</text:p>
      <text:p text:style-name="OrgSrcBlock">./mod/quiz/lib.php:1</text:p>
      <text:p text:style-name="OrgSrcBlock">./mod/assign/submission/onlinetext/locallib.php:1</text:p>
      <text:p text:style-name="OrgSrcBlock">./mod/assign/gradingtable.php:2</text:p>
      <text:p text:style-name="OrgSrcBlock">./mod/assign/renderable.php:1</text:p>
      <text:p text:style-name="OrgSrcBlock">./mod/assign/renderer.php:2</text:p>
      <text:p text:style-name="OrgSrcBlock">./mod/assign/locallib.php:8</text:p>
      <text:p text:style-name="OrgSrcBlock">./mod/assign/lib.php:1</text:p>
      <text:p text:style-name="OrgSrcBlock">./mod/feedback/show_entries.php:2</text:p>
      <text:p text:style-name="OrgSrcBlock">./mod/feedback/show_nonrespondents.php:1</text:p>
      <text:p text:style-name="OrgSrcBlock">./mod/feedback/analysis_to_excel.php:1</text:p>
      <text:p text:style-name="OrgSrcBlock">./mod/feedback/lib.php:2</text:p>
      <text:p text:style-name="OrgSrcBlock">./mod/url/locallib.php:1</text:p>
      <text:p text:style-name="OrgSrcBlock">./mod/chat/gui_header_js/users.php:1</text:p>
      <text:p text:style-name="OrgSrcBlock">./mod/chat/view.php:1</text:p>
      <text:p text:style-name="OrgSrcBlock">./mod/chat/report.php:1</text:p>
      <text:p text:style-name="OrgSrcBlock">./mod/chat/gui_basic/index.php:1</text:p>
      <text:p text:style-name="OrgSrcBlock">./mod/chat/chatd.php:1</text:p>
      <text:p text:style-name="OrgSrcBlock">./mod/chat/lib.php:13</text:p>
      <text:p text:style-name="OrgSrcBlock">./mod/book/tool/print/index.php:1</text:p>
      <text:p text:style-name="OrgSrcBlock">./mod/wiki/renderer.php:8</text:p>
      <text:p text:style-name="OrgSrcBlock">./mod/wiki/pagelib.php:8</text:p>
      <text:p text:style-name="OrgSrcBlock">./mod/survey/graph.php:2</text:p>
      <text:p text:style-name="OrgSrcBlock">./mod/survey/report.php:3</text:p>
      <text:p text:style-name="OrgSrcBlock">./mod/survey/lib.php:1</text:p>
      <text:p text:style-name="OrgSrcBlock">./blog/rsslib.php:2</text:p>
      <text:p text:style-name="OrgSrcBlock">./blog/edit_form.php:2</text:p>
      <text:p text:style-name="OrgSrcBlock">./blog/locallib.php:2</text:p>
      <text:p text:style-name="OrgSrcBlock">./blog/lib.php:17</text:p>
      <text:p text:style-name="OrgSrcBlock">./notes/delete.php:1</text:p>
      <text:p text:style-name="OrgSrcBlock">./notes/edit.php:2</text:p>
      <text:p text:style-name="OrgSrcBlock">./notes/index.php:1</text:p>
      <text:p text:style-name="OrgSrcBlock">./notes/lib.php:2</text:p>
      <text:p text:style-name="OrgSrcBlock">./enrol/flatfile/lib.php:1</text:p>
      <text:p text:style-name="OrgSrcBlock">./enrol/users.php:3</text:p>
      <text:p text:style-name="OrgSrcBlock">./enrol/bulkchange_forms.php:1</text:p>
      <text:p text:style-name="OrgSrcBlock">./enrol/ajax.php:1</text:p>
      <text:p text:style-name="OrgSrcBlock">./enrol/authorize/locallib.php:3</text:p>
      <text:p text:style-name="OrgSrcBlock">./enrol/manual/editenrolment.php:1</text:p>
      <text:p text:style-name="OrgSrcBlock">./enrol/manual/ajax.php:1</text:p>
      <text:p text:style-name="OrgSrcBlock">./enrol/index.php:1</text:p>
      <text:p text:style-name="OrgSrcBlock">./enrol/self/editenrolment.php:1</text:p>
      <text:p text:style-name="OrgSrcBlock">./enrol/paypal/ipn.php:2</text:p>
      <text:p text:style-name="OrgSrcBlock">./enrol/paypal/lib.php:1</text:p>
      <text:p text:style-name="OrgSrcBlock">./enrol/unenroluser.php:2</text:p>
      <text:p text:style-name="OrgSrcBlock">./enrol/locallib.php:1</text:p>
      <text:p text:style-name="OrgSrcBlock">./enrol/externallib.php:1</text:p>
      <text:p text:style-name="OrgSrcBlock">./enrol/users_forms.php:2</text:p>
      <text:p text:style-name="OrgSrcBlock">./message/output/jabber/message_output_jabber.php:1</text:p>
      <text:p text:style-name="OrgSrcBlock">./message/index.php:3</text:p>
      <text:p text:style-name="OrgSrcBlock">./message/lib.php:8</text:p>
      <text:p text:style-name="OrgSrcBlock">./mnet/service/enrol/course.php:1</text:p>
      <text:p text:style-name="OrgSrcBlock">./repository/manage_instances.php:1</text:p>
      <text:p text:style-name="OrgSrcBlock">./repository/boxnet/lib.php:1</text:p>
      <text:p text:style-name="OrgSrcBlock">./repository/draftfiles_ajax.php:1</text:p>
      <text:p text:style-name="OrgSrcBlock">./repository/dropbox/lib.php:2</text:p>
      <text:p text:style-name="OrgSrcBlock">./repository/lib.php:2</text:p>
      <text:p text:style-name="OrgSrcBlock">./admin/user/user_bulk_display.php:1</text:p>
      <text:p text:style-name="OrgSrcBlock">./admin/user/user_bulk_forcepasswordchange.php:2</text:p>
      <text:p text:style-name="OrgSrcBlock">./admin/user/user_bulk_delete.php:2</text:p>
      <text:p text:style-name="OrgSrcBlock">./admin/user/user_bulk_message.php:1</text:p>
      <text:p text:style-name="OrgSrcBlock">./admin/user/user_bulk_enrol.php:1</text:p>
      <text:p text:style-name="OrgSrcBlock">./admin/user/user_bulk_cohortadd.php:1</text:p>
      <text:p text:style-name="OrgSrcBlock">./admin/user/user_bulk_confirm.php:2</text:p>
      <text:p text:style-name="OrgSrcBlock">./admin/user/lib.php:3</text:p>
      <text:p text:style-name="OrgSrcBlock">./admin/user.php:4</text:p>
      <text:p text:style-name="OrgSrcBlock">./admin/registration/forms.php:1</text:p>
      <text:p text:style-name="OrgSrcBlock">./admin/settings/server.php:1</text:p>
      <text:p text:style-name="OrgSrcBlock">./admin/tool/spamcleaner/index.php:1</text:p>
      <text:p text:style-name="OrgSrcBlock">./admin/roles/usersroles.php:1</text:p>
      <text:p text:style-name="OrgSrcBlock">./admin/roles/admins.php:2</text:p>
      <text:p text:style-name="OrgSrcBlock">./admin/roles/permissions.php:1</text:p>
      <text:p text:style-name="OrgSrcBlock">./admin/roles/override.php:1</text:p>
      <text:p text:style-name="OrgSrcBlock">./admin/roles/assign.php:2</text:p>
      <text:p text:style-name="OrgSrcBlock">./admin/roles/check.php:3</text:p>
      <text:p text:style-name="OrgSrcBlock">./admin/roles/lib.php:1</text:p>
      <text:p text:style-name="OrgSrcBlock">./admin/handlevirus.php:1</text:p>
      <text:p text:style-name="OrgSrcBlock">./grade/import/lib.php:1</text:p>
      <text:p text:style-name="OrgSrcBlock">./grade/edit/tree/grade_form.php:1</text:p>
      <text:p text:style-name="OrgSrcBlock">./grade/report/user/index.php:3</text:p>
      <text:p text:style-name="OrgSrcBlock">./grade/report/user/lib.php:1</text:p>
      <text:p text:style-name="OrgSrcBlock">./grade/report/overview/index.php:2</text:p>
      <text:p text:style-name="OrgSrcBlock">./grade/report/grader/ajax_callbacks.php:1</text:p>
      <text:p text:style-name="OrgSrcBlock">./grade/report/grader/lib.php:4</text:p>
      <text:p text:style-name="OrgSrcBlock">./grade/lib.php:1</text:p>
      <text:p text:style-name="OrgSrcBlock">./rating/index.php:1</text:p>
      <text:p text:style-name="OrgSrcBlock">./question/type/edit_question_form.php:2</text:p>
      <text:p text:style-name="OrgSrcBlock">./question/editlib.php:2</text:p>
      <text:p text:style-name="OrgSrcBlock">./login/signup_form.php:1</text:p>
      <text:p text:style-name="OrgSrcBlock">./login/confirm.php:2</text:p>
      <text:p text:style-name="OrgSrcBlock">./login/change_password.php:2</text:p>
      <text:p text:style-name="OrgSrcBlock">./login/index.php:1</text:p>
      <text:p text:style-name="OrgSrcBlock">./theme/mymobile/renderers.php:5</text:p>
      <text:p text:style-name="OrgSrcBlock">./userpix/index.php:1</text:p>
      <text:p text:style-name="OrgSrcBlock">./group/overview.php:1</text:p>
      <text:p text:style-name="OrgSrcBlock">./group/autogroup.php:1</text:p>
      <text:p text:style-name="OrgSrcBlock">./group/index.php:2</text:p>
      <text:p text:style-name="OrgSrcBlock">./iplookup/index.php:1</text:p>
      <text:p text:style-name="OrgSrcBlock">./lib/rsslib.php:2</text:p>
      <text:p text:style-name="OrgSrcBlock">./lib/weblib.php:1</text:p>
      <text:p text:style-name="OrgSrcBlock">./lib/uploadlib.php:2</text:p>
      <text:p text:style-name="OrgSrcBlock">./lib/form/filemanager.php:2</text:p>
      <text:p text:style-name="OrgSrcBlock">./lib/accesslib.php:2</text:p>
      <text:p text:style-name="OrgSrcBlock">./lib/tablelib.php:2</text:p>
      <text:p text:style-name="OrgSrcBlock">./lib/moodlelib.php:11</text:p>
      <text:p text:style-name="OrgSrcBlock">./lib/navigationlib.php:3</text:p>
      <text:p text:style-name="OrgSrcBlock">./lib/odslib.class.php:2</text:p>
      <text:p text:style-name="OrgSrcBlock">./lib/dml/moodle_database.php:1</text:p>
      <text:p text:style-name="OrgSrcBlock">./lib/dml/tests/dml_test.php:2</text:p>
      <text:p text:style-name="OrgSrcBlock">./lib/datalib.php:4</text:p>
      <text:p text:style-name="OrgSrcBlock">./lib/cronlib.php:1</text:p>
      <text:p text:style-name="OrgSrcBlock">./lib/filebrowser/file_info_stored.php:1</text:p>
      <text:p text:style-name="OrgSrcBlock">./lib/filebrowser/file_info_context_user.php:1</text:p>
      <text:p text:style-name="OrgSrcBlock">./lib/filebrowser/file_info.php:2</text:p>
      <text:p text:style-name="OrgSrcBlock">./lib/outputrenderers.php:3</text:p>
      <text:p text:style-name="OrgSrcBlock">./lib/portfolio/formats/leap2a/lib.php:3</text:p>
      <text:p text:style-name="OrgSrcBlock">./lib/adminlib.php:2</text:p>
      <text:p text:style-name="OrgSrcBlock">./blocks/quiz_results/block_quiz_results.php:2</text:p>
      <text:p text:style-name="OrgSrcBlock">./blocks/messages/block_messages.php:1</text:p>
      <text:p text:style-name="OrgSrcBlock">./blocks/completionstatus/details.php:1</text:p>
      <text:p text:style-name="OrgSrcBlock">./blocks/myprofile/block_myprofile.php:1</text:p>
      <text:p text:style-name="OrgSrcBlock">./blocks/mentees/block_mentees.php:1</text:p>
      <text:p text:style-name="OrgSrcBlock">./blocks/news_items/block_news_items.php:1</text:p>
      <text:p text:style-name="OrgSrcBlock">./blocks/online_users/block_online_users.php:1</text:p>
      <text:p text:style-name="OrgSrcBlock">./report/completion/index.php:5</text:p>
      <text:p text:style-name="OrgSrcBlock">./report/stats/locallib.php:2</text:p>
      <text:p text:style-name="OrgSrcBlock">./report/security/locallib.php:3</text:p>
      <text:p text:style-name="OrgSrcBlock">./report/participation/index.php:1</text:p>
      <text:p text:style-name="OrgSrcBlock">./report/configlog/index.php:1</text:p>
      <text:p text:style-name="OrgSrcBlock">./report/log/graph.php:2</text:p>
      <text:p text:style-name="OrgSrcBlock">./report/log/index.php:1</text:p>
      <text:p text:style-name="OrgSrcBlock">./report/log/locallib.php:4</text:p>
      <text:p text:style-name="OrgSrcBlock">./report/progress/index.php:3</text:p>
      <text:p text:style-name="OrgSrcBlock">./.git/objects/pack/pack-62cb149fab3a6f887072a02c0141eba66ebb8b14.pack:1</text:p>
      <text:p text:style-name="OrgSrcBlock">./comment/locallib.php:1</text:p>
      <text:p text:style-name="OrgSrcBlockLastLine">./comment/lib.php:2</text:p>
      <text:h text:style-name="Heading_20_3" text:outline-level="3"><text:bookmark-start text:name="OrgXref.sec-3-1-7"/><text:bookmark text:name="sec-3-1-7"/><text:span text:style-name="OrgDone">DONE</text:span> Now looking for get<text:span text:style-name="OrgSubscript">string</text:span> and its usage<text:bookmark-end text:name="OrgXref.sec-3-1-7"/></text:h>
      <text:p text:style-name="Text_20_body">
<text:span text:style-name="OrgCode">return get_string('fullnamedisplay', '', $user);</text:span>

</text:p>
      <text:list text:continue-numbering="false" text:style-name="OrgBulletedList">
        <text:list-item>
          <text:p text:style-name="Text_20_body">
<text:bookmark-start text:name="OrgXref.sec-3-1-7-1"/><text:bookmark text:name="sec-3-1-7-1"/>interface string<text:span text:style-name="OrgSubscript">manager</text:span>?<text:bookmark-end text:name="OrgXref.sec-3-1-7-1"/>lib/moodlelib.php: Line 6320

</text:p>
          <text:p text:style-name="OrgSrcBlock"><text:span text:style-name="OrgSrcFontLockKeywordFace">interface</text:span><text:s/><text:span text:style-name="OrgSrcFontLockTypeFace">string_manager</text:span><text:s/>{</text:p>
          <text:p text:style-name="OrgSrcBlock"><text:s/><text:s/><text:s/><text:s/><text:span text:style-name="OrgSrcFontLockCommentDelimiterFace">/**</text:span></text:p>
          <text:p text:style-name="OrgSrcBlock"><text:span text:style-name="OrgSrcFontLockCommentFace"><text:s/><text:s/><text:s/><text:s/><text:s/>*<text:s/>Get<text:s/>String<text:s/>returns<text:s/>a<text:s/>requested<text:s/>string</text:span></text:p>
          <text:p text:style-name="OrgSrcBlock"><text:span text:style-name="OrgSrcFontLockCommentFace"><text:s/><text:s/><text:s/><text:s/><text:s/>*</text:span></text:p>
          <text:p text:style-name="OrgSrcBlock"><text:span text:style-name="OrgSrcFontLockCommentFace"><text:s/><text:s/><text:s/><text:s/><text:s/>*<text:s/>@param<text:s/>string<text:s/>$identifier<text:s/>The<text:s/>identifier<text:s/>of<text:s/>the<text:s/>string<text:s/>to<text:s/>search<text:s/>for</text:span></text:p>
          <text:p text:style-name="OrgSrcBlock"><text:span text:style-name="OrgSrcFontLockCommentFace"><text:s/><text:s/><text:s/><text:s/><text:s/>*<text:s/>@param<text:s/>string<text:s/>$component<text:s/>The<text:s/>module<text:s/>the<text:s/>string<text:s/>is<text:s/>associated<text:s/>with</text:span></text:p>
          <text:p text:style-name="OrgSrcBlock"><text:span text:style-name="OrgSrcFontLockCommentFace"><text:s/><text:s/><text:s/><text:s/><text:s/>*<text:s/>@param<text:s/>string|object|array<text:s/>$a<text:s/>An<text:s/>object,<text:s/>string<text:s/>or<text:s/>number<text:s/>that<text:s/>can<text:s/>be<text:s/>used</text:span></text:p>
          <text:p text:style-name="OrgSrcBlock"><text:span text:style-name="OrgSrcFontLockCommentFace"><text:s/><text:s/><text:s/><text:s/><text:s/>*<text:s/><text:s/><text:s/><text:s/><text:s/><text:s/>within<text:s/>translation<text:s/>strings</text:span></text:p>
          <text:p text:style-name="OrgSrcBlock"><text:span text:style-name="OrgSrcFontLockCommentFace"><text:s/><text:s/><text:s/><text:s/><text:s/>*<text:s/>@param<text:s/>string<text:s/>$lang<text:s/>moodle<text:s/>translation<text:s/>language,<text:s/>NULL<text:s/>means<text:s/>use<text:s/>current</text:span></text:p>
          <text:p text:style-name="OrgSrcBlock"><text:span text:style-name="OrgSrcFontLockCommentFace"><text:s/><text:s/><text:s/><text:s/><text:s/>*<text:s/>@return<text:s/>string<text:s/>The<text:s/>String<text:s/>!</text:span></text:p>
          <text:p text:style-name="OrgSrcBlock"><text:span text:style-name="OrgSrcFontLockCommentFace"><text:s/><text:s/><text:s/><text:s/><text:s/></text:span><text:span text:style-name="OrgSrcFontLockCommentDelimiterFace">*/</text:span></text:p>
          <text:p text:style-name="OrgSrcBlockLastLine"><text:s/><text:s/><text:s/><text:s/><text:span text:style-name="OrgSrcFontLockKeywordFace">public</text:span><text:s/><text:span text:style-name="OrgSrcFontLockKeywordFace">function</text:span><text:s/><text:span text:style-name="OrgSrcFontLockFunctionNameFace">get_string</text:span>($<text:span text:style-name="OrgSrcFontLockVariableNameFace">identifier</text:span>,<text:s/>$<text:span text:style-name="OrgSrcFontLockVariableNameFace">component</text:span><text:s/>=<text:s/><text:span text:style-name="OrgSrcFontLockStringFace">''</text:span>,<text:s/>$<text:span text:style-name="OrgSrcFontLockVariableNameFace">a</text:span><text:s/>=<text:s/><text:span text:style-name="OrgSrcFontLockConstantFace">NULL</text:span>,<text:s/>$<text:span text:style-name="OrgSrcFontLockVariableNameFace">lang</text:span><text:s/>=<text:s/><text:span text:style-name="OrgSrcFontLockConstantFace">NULL</text:span>);</text:p>
        </text:list-item>
      </text:list>
      <text:list text:continue-numbering="false" text:style-name="OrgBulletedList">
        <text:list-item>
          <text:p text:style-name="Text_20_body">
<text:bookmark-start text:name="OrgXref.sec-3-1-7-2"/><text:bookmark text:name="sec-3-1-7-2"/>implementation of get<text:span text:style-name="OrgSubscript">string</text:span>()<text:bookmark-end text:name="OrgXref.sec-3-1-7-2"/>In file <text:span text:style-name="OrgCode">lib/moodlelib.php</text:span>:

</text:p>
          <text:p text:style-name="Text_20_body">

The main <text:span text:style-name="OrgCode">get_string()</text:span> is defined on

</text:p>
          <text:list text:continue-numbering="true" text:style-name="OrgBulletedList">
            <text:list-item>
              <text:p text:style-name="Text_20_body">
lib/moodlelib.php: Line 7274

</text:p>
              <text:list text:continue-numbering="true" text:style-name="OrgBulletedList">
                <text:list-item>
                  <text:p text:style-name="Text_20_body">
This calls either 

</text:p>
                  <text:list text:continue-numbering="true" text:style-name="OrgBulletedList">
                    <text:list-item>
                      <text:p text:style-name="Text_20_body">
<text:span text:style-name="OrgCode">install_string_manager-&gt;get_string()</text:span> version 

</text:p>
                    </text:list-item>
                    <text:list-item>
                      <text:p text:style-name="Text_20_body">
<text:span text:style-name="OrgCode">core_string_manager-&gt;get_string()</text:span>

</text:p>
                    </text:list-item>
                  </text:list>
                </text:list-item>
              </text:list>
            </text:list-item>
          </text:list>
          <text:p text:style-name="Text_20_body">

StringManager Interface is defined on:

</text:p>
          <text:list text:continue-numbering="true" text:style-name="OrgBulletedList">
            <text:list-item>
              <text:p text:style-name="Text_20_body">
lib/moodlelib.php: Line 6320

</text:p>
            </text:list-item>
          </text:list>
          <text:p text:style-name="Text_20_body">

and implemented on:

</text:p>
          <text:list text:continue-numbering="true" text:style-name="OrgBulletedList">
            <text:list-item>
              <text:p text:style-name="Text_20_body">
lib/moodlelib.php: Line 7000

</text:p>
              <text:list text:continue-numbering="true" text:style-name="OrgBulletedList">
                <text:list-item>
                  <text:p text:style-name="Text_20_body">
<text:span text:style-name="OrgCode">class install_string_manager implements string_manager</text:span>

</text:p>
                </text:list-item>
                <text:list-item>
                  <text:p text:style-name="Text_20_body">
<text:span text:style-name="OrgCode">get_string</text:span> on Line 7055

</text:p>
                </text:list-item>
              </text:list>
            </text:list-item>
            <text:list-item>
              <text:p text:style-name="Text_20_body">
lib/moodlelib.php: Line 6418 

</text:p>
              <text:list text:continue-numbering="true" text:style-name="OrgBulletedList">
                <text:list-item>
                  <text:p text:style-name="Text_20_body">
<text:span text:style-name="OrgCode">class core_string_manager implements string_manager</text:span>

</text:p>
                </text:list-item>
                <text:list-item>
                  <text:p text:style-name="Text_20_body">
<text:span text:style-name="OrgCode">get_string</text:span> on Line 6637

</text:p>
                </text:list-item>
              </text:list>
            </text:list-item>
          </text:list>
        </text:list-item>
      </text:list>
      <text:list text:continue-numbering="false" text:style-name="OrgBulletedList">
        <text:list-item>
          <text:p text:style-name="Text_20_body">
<text:bookmark-start text:name="OrgXref.sec-3-1-7-3"/><text:bookmark text:name="sec-3-1-7-3"/>Grepping<text:bookmark-end text:name="OrgXref.sec-3-1-7-3"/>
</text:p>
          <text:list text:continue-numbering="true" text:style-name="OrgBulletedList">
            <text:list-item>
              <text:p text:style-name="Text_20_body">
<text:bookmark-start text:name="OrgXref.sec-3-1-7-3-1"/><text:bookmark text:name="sec-3-1-7-3-1"/>Where is get<text:span text:style-name="OrgSubscript">string</text:span> defined<text:bookmark-end text:name="OrgXref.sec-3-1-7-3-1"/>
</text:p>
              <text:list text:continue-numbering="true" text:style-name="OrgBulletedList">
                <text:list-item>
                  <text:p text:style-name="Text_20_body">
<text:bookmark-start text:name="OrgXref.sec-3-1-7-3-1-1"/><text:bookmark text:name="sec-3-1-7-3-1-1"/>looking<text:bookmark-end text:name="OrgXref.sec-3-1-7-3-1-1"/>
</text:p>
                  <text:p text:style-name="OrgSrcBlock">hal@HAL9000:~/work/test-sites/my-moodle-23$<text:s/>grep<text:s/>-Rc<text:s/><text:span text:style-name="OrgSrcFontLockStringFace">"<text:s/>function<text:s/>get_string"</text:span><text:s/>.<text:s/>|<text:s/>grep<text:s/>-v<text:s/>:0</text:p>
                  <text:p text:style-name="OrgSrcBlock">grep:<text:s/>./config.php:<text:s/>Permission<text:s/>denied</text:p>
                  <text:p text:style-name="OrgSrcBlock">./admin/tool/unittest/ex_reporter.php:1</text:p>
                  <text:p text:style-name="OrgSrcBlock">./question/behaviour/behaviourbase.php:1</text:p>
                  <text:p text:style-name="OrgSrcBlock">./lib/moodlelib.php:4</text:p>
                  <text:p text:style-name="OrgSrcBlockLastLine">./lib/filterlib.php:1</text:p>
                  <text:p text:style-name="Text_20_body">
It doesnt seem to be the <text:span text:style-name="OrgCode">install_string_manager-&gt;get_string()</text:span> one so where is the 
<text:span text:style-name="OrgCode">core_string_manager-&gt;get_string()</text:span> one?

</text:p>
                  <text:p text:style-name="OrgSrcBlock">hal@HAL9000:~/work/test-sites/my-moodle-23$<text:s/>grep<text:s/>-Rc<text:s/><text:span text:style-name="OrgSrcFontLockStringFace">"core_string_manager"</text:span><text:s/>.<text:s/>|<text:s/>grep<text:s/>-v<text:s/>:0</text:p>
                  <text:p text:style-name="OrgSrcBlock">grep:<text:s/>./config.php:<text:s/>Permission<text:s/>denied</text:p>
                  <text:p text:style-name="OrgSrcBlock">./config-dist.php:1</text:p>
                  <text:p text:style-name="OrgSrcBlockLastLine">./lib/moodlelib.php:2</text:p>
                </text:list-item>
              </text:list>
              <text:list text:continue-numbering="true" text:style-name="OrgBulletedList">
                <text:list-item>
                  <text:p text:style-name="Text_20_body">
<text:bookmark-start text:name="OrgXref.sec-3-1-7-3-1-2"/><text:bookmark text:name="sec-3-1-7-3-1-2"/>FOUND<text:bookmark-end text:name="OrgXref.sec-3-1-7-3-1-2"/>Line 6418
<text:span text:style-name="OrgCode">class core_string_manager implements string_manager</text:span>
Line 6637
<text:span text:style-name="OrgCode">public function get_string($identifier, $component = '', $a = NULL, $lang = NULL)</text:span>

</text:p>
                </text:list-item>
              </text:list>
            </text:list-item>
          </text:list>
        </text:list-item>
      </text:list>
      <text:h text:style-name="Heading_20_3" text:outline-level="3"><text:bookmark-start text:name="OrgXref.sec-3-1-8"/><text:bookmark text:name="sec-3-1-8"/>How it works<text:bookmark-end text:name="OrgXref.sec-3-1-8"/></text:h>
      <text:list text:continue-numbering="false" text:style-name="OrgBulletedList">
        <text:list-item>
          <text:p text:style-name="Text_20_body">
Fullname returns the usersname. Output format is largely dependent on the value of

</text:p>
        </text:list-item>
      </text:list>
      <text:p text:style-name="Text_20_body">
<text:span text:style-name="OrgCode">$CFG-&gt;fullnamedisplay</text:span>

</text:p>
      <text:p text:style-name="Text_20_body">

If nothing else <text:span text:style-name="OrgCode">get_string</text:span> gets called with the user and string <text:span text:style-name="OrgCode">fullnamedisplay</text:span>
<text:span text:style-name="OrgCode">get_string('fullnamedisplay', '', $user);</text:span>

</text:p>
      <text:list text:continue-numbering="false" text:style-name="OrgBulletedList">
        <text:list-item>
          <text:p text:style-name="Text_20_body">
Behaviour is set from this function

</text:p>
          <text:list text:continue-numbering="true" text:style-name="OrgBulletedList">
            <text:list-item>
              <text:p text:style-name="Text_20_body">
i.e. <text:span text:style-name="OrgCode">$CFG-&gt;fullnamedisplay</text:span> is just a flag.

</text:p>
            </text:list-item>
            <text:list-item>
              <text:p text:style-name="Text_20_body">
Therefore to change this we need to change this function

</text:p>
            </text:list-item>
          </text:list>
        </text:list-item>
        <text:list-item>
          <text:p text:style-name="Text_20_body">
ATM we either return one of 5 things

</text:p>
          <text:list text:continue-numbering="true" text:style-name="OrgBulletedList">
            <text:list-item>
              <text:p text:style-name="Text_20_body">
<text:span text:style-name="OrgCode">return '';</text:span>

</text:p>
            </text:list-item>
            <text:list-item>
              <text:p text:style-name="Text_20_body">
<text:span text:style-name="OrgCode">return $user-&gt;firstname .' '. $user-&gt;lastname;</text:span>

</text:p>
            </text:list-item>
            <text:list-item>
              <text:p text:style-name="Text_20_body">
<text:span text:style-name="OrgCode">return $user-&gt;lastname .' '. $user-&gt;firstname;</text:span>

</text:p>
            </text:list-item>
            <text:list-item>
              <text:p text:style-name="Text_20_body">
<text:span text:style-name="OrgCode">return $user-&gt;firstname;</text:span>

</text:p>
            </text:list-item>
            <text:list-item>
              <text:p text:style-name="Text_20_body">
<text:span text:style-name="OrgCode">return get_string('fullnamedisplay', '', $user);</text:span>

</text:p>
            </text:list-item>
          </text:list>
        </text:list-item>
      </text:list>
      <text:p text:style-name="Text_20_body">

<text:span text:style-name="OrgCode">get_string</text:span> called here is the function on line 7276 of <text:span text:style-name="OrgCode">moodlelib.php</text:span>

</text:p>
      <text:list text:continue-numbering="false" text:style-name="OrgBulletedList">
        <text:list-item>
          <text:p text:style-name="Text_20_body">
it calls <text:span text:style-name="OrgCode">clean_param</text:span> on 'fullnamedisplay'

</text:p>
        </text:list-item>
        <text:list-item>
          <text:p text:style-name="Text_20_body">
and then

</text:p>
        </text:list-item>
        <text:list-item>
          <text:p text:style-name="Text_20_body">
<text:span text:style-name="OrgCode">get_string_manager()-&gt;get_string($identifier, $component, $a);</text:span>

</text:p>
        </text:list-item>
      </text:list>
      <text:list text:continue-numbering="false" text:style-name="OrgBulletedList">
        <text:list-item>
          <text:p text:style-name="Text_20_body">
<text:bookmark-start text:name="OrgXref.sec-3-1-8-1"/><text:bookmark text:name="sec-3-1-8-1"/><text:span text:style-name="OrgCode">function get_string_manager($forcereload=false)</text:span><text:bookmark-end text:name="OrgXref.sec-3-1-8-1"/>returns either

</text:p>
          <text:p text:style-name="OrgSrcBlock">$<text:span text:style-name="OrgSrcFontLockVariableNameFace">singleton</text:span><text:s/>=<text:s/><text:span text:style-name="OrgSrcFontLockKeywordFace">new</text:span><text:s/><text:span text:style-name="OrgSrcFontLockTypeFace">core_string_manager</text:span>($<text:span text:style-name="OrgSrcFontLockVariableNameFace">CFG</text:span>-&gt;<text:span text:style-name="OrgSrcFontLockVariableNameFace">langotherroot</text:span>,<text:s/>$<text:span text:style-name="OrgSrcFontLockVariableNameFace">CFG</text:span>-&gt;<text:span text:style-name="OrgSrcFontLockVariableNameFace">langlocalroot</text:span>,<text:s/>$<text:span text:style-name="OrgSrcFontLockVariableNameFace">langcacheroot</text:span>,</text:p>
          <text:p text:style-name="OrgSrcBlockLastLine"><text:s/><text:s/><text:s/><text:s/><text:s/><text:s/><text:s/><text:s/><text:s/><text:s/><text:s/><text:s/><text:s/><text:s/><text:s/><text:s/><text:s/><text:s/><text:s/><text:s/><text:s/><text:s/><text:s/><text:s/><text:s/><text:s/><text:s/><text:s/><text:s/><text:s/><text:s/><text:s/><text:s/><text:s/><text:s/><text:s/><text:s/>!<text:span text:style-name="OrgSrcDefault">empty(</text:span>$<text:span text:style-name="OrgSrcFontLockVariableNameFace">CFG</text:span>-&gt;<text:span text:style-name="OrgSrcFontLockVariableNameFace">langstringcache</text:span>),<text:s/>$<text:span text:style-name="OrgSrcFontLockVariableNameFace">translist</text:span>,<text:s/>$<text:span text:style-name="OrgSrcFontLockVariableNameFace">langmenucache</text:span>);</text:p>
          <text:p text:style-name="OrgSrcBlock">}<text:s/><text:span text:style-name="OrgSrcFontLockKeywordFace">else</text:span><text:s/>{</text:p>
          <text:p text:style-name="OrgSrcBlockLastLine"><text:s/><text:s/><text:s/><text:s/>$<text:span text:style-name="OrgSrcFontLockVariableNameFace">singleton</text:span><text:s/>=<text:s/><text:span text:style-name="OrgSrcFontLockKeywordFace">new</text:span><text:s/><text:span text:style-name="OrgSrcFontLockTypeFace">install_string_manager</text:span>();</text:p>
          <text:p text:style-name="Text_20_body">
It doesnt call <text:span text:style-name="OrgCode">install_string_manager()-&gt;get_string();</text:span> 
as far as i can tell….

</text:p>
        </text:list-item>
      </text:list>
      <text:h text:style-name="Heading_20_2" text:outline-level="2"><text:bookmark-start text:name="OrgXref.sec-3-2"/><text:bookmark text:name="sec-3-2"/>ScreenName Fix<text:bookmark-end text:name="OrgXref.sec-3-2"/></text:h>
      <text:list text:continue-numbering="false" text:style-name="OrgBulletedList">
        <text:list-item>
          <text:p text:style-name="Text_20_body">
find out when overide=true

</text:p>
        </text:list-item>
        <text:list-item>
          <text:p text:style-name="Text_20_body">
Add <text:span text:style-name="OrgCode">drupal_name</text:span> field to mdl<text:span text:style-name="OrgSubscript">user</text:span> table in database

</text:p>
        </text:list-item>
        <text:list-item>
          <text:p text:style-name="Text_20_body">
In <text:span text:style-name="OrgCode">fullname()</text:span> function check for <text:span text:style-name="OrgCode">drupal_name</text:span>

</text:p>
          <text:list text:continue-numbering="true" text:style-name="OrgBulletedList">
            <text:list-item>
              <text:p text:style-name="Text_20_body">
AND check <text:span text:style-name="OrgCode">$CFG-&gt;drupalNameShow</text:span> so we have configuration options.

</text:p>
            </text:list-item>
          </text:list>
        </text:list-item>
        <text:list-item>
          <text:p text:style-name="Text_20_body">
turn into git patch

</text:p>
        </text:list-item>
      </text:list>
      <text:h text:style-name="Heading_20_3" text:outline-level="3"><text:bookmark-start text:name="OrgXref.sec-3-2-1"/><text:bookmark text:name="sec-3-2-1"/>Updating the Database<text:bookmark-end text:name="OrgXref.sec-3-2-1"/></text:h>
      <text:list text:continue-numbering="false" text:style-name="OrgBulletedList">
        <text:list-item>
          <text:p text:style-name="Text_20_body">
Use local/plugin for "scrappy" modules/code

</text:p>
          <text:list text:continue-numbering="true" text:style-name="OrgBulletedList">
            <text:list-item>
              <text:p text:style-name="Text_20_body">
in this case local/drupal<text:span text:style-name="OrgSubscript">name</text:span>

</text:p>
            </text:list-item>
          </text:list>
        </text:list-item>
        <text:list-item>
          <text:p text:style-name="Text_20_body">
Moodle functions for updating the database seem to be in lib/datalib.php

</text:p>
        </text:list-item>
      </text:list>
      <text:p text:style-name="Text_20_body">

Useful:<text:line-break/>
<text:a xlink:type="simple" xlink:href="http://phpdocs.moodle.org/HEAD/default/xmldb_field.html">http://phpdocs.moodle.org/HEAD/default/xmldb_field.html</text:a>

</text:p>
      <text:h text:style-name="Heading_20_2" text:outline-level="2"><text:bookmark-start text:name="OrgXref.sec-3-3"/><text:bookmark text:name="sec-3-3"/>fullname() control flow<text:bookmark-end text:name="OrgXref.sec-3-3"/></text:h>
      <text:list text:continue-numbering="false" text:style-name="OrgBulletedList">
        <text:list-item>
          <text:p text:style-name="Text_20_body">
check user has firstname and lastname

</text:p>
        </text:list-item>
        <text:list-item>
          <text:p text:style-name="Text_20_body">
default–non-override: behaviour - <text:span text:style-name="Bold">Unless in admin mode both first and lastnames can be forced to specific values</text:span>

</text:p>
          <text:list text:continue-numbering="true" text:style-name="OrgBulletedList">
            <text:list-item>
              <text:p text:style-name="Text_20_body">
if <text:span text:style-name="OrgCode">$CFG-&gt;forcefirstname</text:span> then 

</text:p>
              <text:list text:continue-numbering="true" text:style-name="OrgBulletedList">
                <text:list-item>
                  <text:p text:style-name="Text_20_body">
<text:span text:style-name="OrgCode">$user-&gt;firstname</text:span> = <text:span text:style-name="OrgCode">$CFG-&gt;forcefirstname</text:span>;

</text:p>
                </text:list-item>
              </text:list>
            </text:list-item>
            <text:list-item>
              <text:p text:style-name="Text_20_body">
and same for lastname

</text:p>
            </text:list-item>
          </text:list>
        </text:list-item>
        <text:list-item>
          <text:p text:style-name="Text_20_body">
Next bugger around with <text:span text:style-name="OrgCode">fullnamedisplay</text:span>

</text:p>
          <text:list text:continue-numbering="true" text:style-name="OrgBulletedList">
            <text:list-item>
              <text:p text:style-name="Text_20_body">
if there is a <text:span text:style-name="OrgCode">$SESSION-&gt;fullnamedisplay</text:span> then use it

</text:p>
            </text:list-item>
          </text:list>
        </text:list-item>
        <text:list-item>
          <text:p text:style-name="Text_20_body">
Then 3 different formats based on the value of <text:span text:style-name="OrgCode">$CFG-&gt;fullnamedisplay</text:span>

</text:p>
        </text:list-item>
        <text:list-item>
          <text:p text:style-name="Text_20_body">
If none match then call <text:span text:style-name="OrgCode">get_string</text:span> on 'fullnamedisplay'

</text:p>
        </text:list-item>
      </text:list>
      <text:h text:style-name="Heading_20_3" text:outline-level="3"><text:bookmark-start text:name="OrgXref.sec-3-3-1"/><text:bookmark text:name="sec-3-3-1"/>Settings of relevance<text:bookmark-end text:name="OrgXref.sec-3-3-1"/></text:h>
      <text:list text:continue-numbering="false" text:style-name="OrgBulletedList">
        <text:list-item>
          <text:p text:style-name="Text_20_body">
<text:span text:style-name="OrgCode">$override</text:span>

</text:p>
        </text:list-item>
        <text:list-item>
          <text:p text:style-name="Text_20_body">
<text:span text:style-name="OrgCode">$CFG-&gt;forcefirstname</text:span>

</text:p>
        </text:list-item>
        <text:list-item>
          <text:p text:style-name="Text_20_body">
<text:span text:style-name="OrgCode">$CFG-&gt;forcelastname</text:span>

</text:p>
        </text:list-item>
        <text:list-item>
          <text:p text:style-name="Text_20_body">
<text:span text:style-name="OrgCode">$CFG-&gt;fullnamedisplay</text:span>

</text:p>
        </text:list-item>
        <text:list-item>
          <text:p text:style-name="Text_20_body">
<text:span text:style-name="OrgCode">$SESSION-&gt;fullnamedisplay</text:span>

</text:p>
        </text:list-item>
      </text:list>
      <text:h text:style-name="Heading_20_1" text:outline-level="1"><text:bookmark-start text:name="OrgXref.sec-4"/><text:bookmark text:name="sec-4"/>Twitter Stuff<text:bookmark-end text:name="OrgXref.sec-4"/></text:h>
      <text:h text:style-name="Heading_20_2" text:outline-level="2"><text:bookmark-start text:name="OrgXref.sec-4-1"/><text:bookmark text:name="sec-4-1"/>Background info<text:bookmark-end text:name="OrgXref.sec-4-1"/></text:h>
      <text:list text:continue-numbering="false" text:style-name="OrgBulletedList">
        <text:list-item>
          <text:p text:style-name="Text_20_body">
Twitter deprecating old ways of accessing site/data

</text:p>
          <text:list text:continue-numbering="true" text:style-name="OrgBulletedList">
            <text:list-item>
              <text:p text:style-name="Text_20_body">
<text:span text:style-name="Bold">TRANSLATION</text:span> Twitter needs money and wants to force people to use twitter clients so they can show you adds etc.

</text:p>
            </text:list-item>
            <text:list-item>
              <text:p text:style-name="Text_20_body">
Gradually forcing people to move away from the use of third party clients towards twitter products and site

</text:p>
            </text:list-item>
          </text:list>
        </text:list-item>
        <text:list-item>
          <text:p text:style-name="Text_20_body">
Twitter moved from Basic Auth to OpenAuth

</text:p>
          <text:list text:continue-numbering="true" text:style-name="OrgBulletedList">
            <text:list-item>
              <text:p text:style-name="Text_20_body">
Giant hassle from a dev perspective

</text:p>
            </text:list-item>
          </text:list>
        </text:list-item>
      </text:list>
      <text:h text:style-name="Heading_20_2" text:outline-level="2"><text:bookmark-start text:name="OrgXref.sec-4-2"/><text:bookmark text:name="sec-4-2"/>My @Anywhere API Application Key<text:bookmark-end text:name="OrgXref.sec-4-2"/></text:h>
      <text:p text:style-name="Text_20_body">
Name: My-Moodle-23
Description: Testing my Moodle
Website: <text:a xlink:type="simple" xlink:href="http://my-moodle-23/">http://my-moodle-23/</text:a>
Callback URL: 

</text:p>
      <text:h text:style-name="Heading_20_3" text:outline-level="3"><text:bookmark-start text:name="OrgXref.sec-4-2-1"/><text:bookmark text:name="sec-4-2-1"/>OAuth settings<text:bookmark-end text:name="OrgXref.sec-4-2-1"/></text:h>
      <text:p text:style-name="Text_20_body">
Your application's OAuth settings. Keep the "Consumer secret" a secret. This key should never be human-readable in your application.<text:line-break/>

</text:p>
      <text:p text:style-name="OrgVerse">
Access level     Read-only <text:line-break/>
About the application permission model<text:line-break/>
Consumer key    nOn1XTkBxekHmVhRyfU4kg<text:line-break/>
Consumer secret scFPmlPjLSh9iL41VEEBLJSLFKLdOY5gZMtIsQss<text:line-break/>
Request token URL       <text:a xlink:type="simple" xlink:href="https://api.twitter.com/oauth/request_token">https://api.twitter.com/oauth/request_token</text:a><text:line-break/>
Authorize URL   <text:a xlink:type="simple" xlink:href="https://api.twitter.com/oauth/authorize">https://api.twitter.com/oauth/authorize</text:a><text:line-break/>
Access token URL        <text:a xlink:type="simple" xlink:href="https://api.twitter.com/oauth/access_token">https://api.twitter.com/oauth/access_token</text:a><text:line-break/>
Callback URL    None<text:line-break/>

</text:p>
      <text:h text:style-name="Heading_20_3" text:outline-level="3"><text:bookmark-start text:name="OrgXref.sec-4-2-2"/><text:bookmark text:name="sec-4-2-2"/>Your access token<text:bookmark-end text:name="OrgXref.sec-4-2-2"/></text:h>
      <text:p text:style-name="Text_20_body">

Use the access token string as your "oauth<text:span text:style-name="OrgSubscript">token</text:span>" and the access token secret as your "oauth<text:span text:style-name="OrgSubscript">token</text:span><text:span text:style-name="OrgSubscript">secret</text:span>" to sign requests with your own Twitter account. Do not share your oauth<text:span text:style-name="OrgSubscript">token</text:span><text:span text:style-name="OrgSubscript">secret</text:span> with anyone.

</text:p>
      <text:p text:style-name="Text_20_body">

Access token    386071273-2PEY5bPhayKoS6oKVzmKzUfoAZEGwWbRMt81ni4
Access token secret     E6VvZgWGbHh2mXIzq6dRkYy9kmNYcMnsG0TnGZJIos
Access level    Read-only

</text:p>
      <text:h text:style-name="Heading_20_2" text:outline-level="2"><text:bookmark-start text:name="OrgXref.sec-4-3"/><text:bookmark text:name="sec-4-3"/>Getting "authenticity token" stuff<text:bookmark-end text:name="OrgXref.sec-4-3"/></text:h>
      <text:p text:style-name="Text_20_body">
<text:a xlink:type="simple" xlink:href="http://stackoverflow.com/questions/3633572/how-secure-are-hidden-authenticity-tokens-in-twitters-oauth-clients-web-ui">http://stackoverflow.com/questions/3633572/how-secure-are-hidden-authenticity-tokens-in-twitters-oauth-clients-web-ui</text:a>
Assuming that you already have created an oauth client app in twitter, you can go to <text:a xlink:type="simple" xlink:href="http://twitter.com/apps">http://twitter.com/apps</text:a> to manage them. When I viewed the source of the HTML pages, I see that they use a hidden form parameter called an authenticity token in their form definitions.

</text:p>
      <text:p text:style-name="Text_20_body">

That's a standard feature of Rails (which Twitter's front-end is written in). The authenticity token is a random string generated per session, and is used to guard against CSRF attacks. You can read more about the attack vector and why Rails uses the authenticity token on the Rails Security Guide. An app being served fully under SSL wouldn't prevent a CSRF attack; the purpose is simply to ensure that when a POST/PUT/DELETE is made to a resource, it is done so from a form generated by the application, and which has been seen in some form by the user.

</text:p>
      <text:h text:style-name="Heading_20_2" text:outline-level="2"><text:bookmark-start text:name="OrgXref.sec-4-4"/><text:bookmark text:name="sec-4-4"/>Embedded Twitter Timeline Doesn't Work<text:bookmark-end text:name="OrgXref.sec-4-4"/></text:h>
      <text:p text:style-name="Text_20_body">
<text:a xlink:type="simple" xlink:href="https://dev.twitter.com/discussions/10706">https://dev.twitter.com/discussions/10706</text:a>

</text:p>
      <text:h text:style-name="Heading_20_2" text:outline-level="2"><text:bookmark-start text:name="OrgXref.sec-4-5"/><text:bookmark text:name="sec-4-5"/>Twitter Inline Form<text:bookmark-end text:name="OrgXref.sec-4-5"/></text:h>
      <text:h text:style-name="Heading_20_3" text:outline-level="3"><text:bookmark-start text:name="OrgXref.sec-4-5-1"/><text:bookmark text:name="sec-4-5-1"/>Control Flow…..<text:bookmark-end text:name="OrgXref.sec-4-5-1"/></text:h>
      <text:list text:continue-numbering="false" text:style-name="OrgNumberedList">
        <text:list-item>
          <text:p text:style-name="Text_20_body">
Check if <text:span text:style-name="OrgCode">window.__twitterIntentHandler</text:span> is true

</text:p>
        </text:list-item>
        <text:list-item>
          <text:p text:style-name="Text_20_body">
If yes - return - do nothing…

</text:p>
        </text:list-item>
        <text:list-item>
          <text:p text:style-name="Text_20_body">
If not, chuck up some defalt values for a new window

</text:p>
        </text:list-item>
        <text:list-item>
          <text:p text:style-name="Text_20_body">
Provides a handleIntent function

</text:p>
          <text:list text:continue-numbering="true" text:style-name="OrgNumberedList">
            <text:list-item>
              <text:p text:style-name="Text_20_body">
Either passed an event or gets the window.event

</text:p>
            </text:list-item>
            <text:list-item>
              <text:p text:style-name="Text_20_body">
target is either e.target or e.srcElement

</text:p>
            </text:list-item>
            <text:list-item>
              <text:p text:style-name="Text_20_body">
Traverse upwards until we get to the first  <text:span text:style-name="OrgCode">&lt;a&gt;</text:span> link

</text:p>
            </text:list-item>
            <text:list-item>
              <text:p text:style-name="Text_20_body">
Check if target matches the intent Regular Expression - <text:span text:style-name="OrgCode">/twitter\.com(\:\d{2,4})?\/intent\/(\w+)/</text:span>

</text:p>
              <text:list text:continue-numbering="true" text:style-name="OrgNumberedList">
                <text:list-item>
                  <text:p text:style-name="Text_20_body">
If so calculate a window height and width

</text:p>
                </text:list-item>
                <text:list-item>
                  <text:p text:style-name="Text_20_body">
event e.preventDefault()

</text:p>
                </text:list-item>
              </text:list>
            </text:list-item>
          </text:list>
        </text:list-item>
        <text:list-item>
          <text:p text:style-name="Text_20_body">
Check if documet.addEventListener:

</text:p>
          <text:list text:continue-numbering="true" text:style-name="OrgNumberedList">
            <text:list-item>
              <text:p text:style-name="Text_20_body">
<text:span text:style-name="OrgCode">document.addEventListener('click', handleIntent, false);</text:span>

</text:p>
            </text:list-item>
          </text:list>
        </text:list-item>
        <text:list-item>
          <text:p text:style-name="Text_20_body">
otherwise if (document.attachEvent):

</text:p>
          <text:list text:continue-numbering="true" text:style-name="OrgNumberedList">
            <text:list-item>
              <text:p text:style-name="Text_20_body">
<text:span text:style-name="OrgCode">document.attachEvent('onclick', handleIntent);</text:span>

</text:p>
            </text:list-item>
          </text:list>
        </text:list-item>
      </text:list>
      <text:h text:style-name="Heading_20_3" text:outline-level="3"><text:bookmark-start text:name="OrgXref.sec-4-5-2"/><text:bookmark text:name="sec-4-5-2"/>For some reaon it is called when i call it from from the reply button but not when i click the tweet button<text:bookmark-end text:name="OrgXref.sec-4-5-2"/></text:h>
      <text:h text:style-name="Heading_20_2" text:outline-level="2"><text:bookmark-start text:name="OrgXref.sec-4-6"/><text:bookmark text:name="sec-4-6"/>I have an ajax/get call to the twitter reference and now i get this:<text:bookmark-end text:name="OrgXref.sec-4-6"/></text:h>
      <text:p text:style-name="OrgFixedWidthBlock">XMLHttpRequest cannot load https://twitter.com/intent/tweet. Origin http://my-moodle-23 is not allowed by Access-Control-Allow-Origin.</text:p>
      <text:p text:style-name="Text_20_body">
Is it due to the "same origin policy?:

</text:p>
      <text:p text:style-name="Text_20_body">

<text:a xlink:type="simple" xlink:href="https://developer.mozilla.org/en-US/docs/JavaScript/Same_origin_policy_for_JavaScript?redirectlocale=en-US&amp;redirectslug=Same_origin_policy_for_JavaScript">https://developer.mozilla.org/en-US/docs/JavaScript/Same_origin_policy_for_JavaScript?redirectlocale=en-US&amp;redirectslug=Same_origin_policy_for_JavaScript</text:a>

</text:p>
      <text:p text:style-name="Text_20_body">

Or is it to do with a callback?
<text:span text:style-name="Bold">BOTH</text:span>

</text:p>
      <text:h text:style-name="Heading_20_2" text:outline-level="2"><text:bookmark-start text:name="OrgXref.sec-4-7"/><text:bookmark text:name="sec-4-7"/>JSONP and the Same origin Policy<text:bookmark-end text:name="OrgXref.sec-4-7"/></text:h>
      <text:p text:style-name="Text_20_body">
<text:a xlink:type="simple" xlink:href="http://stackoverflow.com/questions/5389297/ajax-overcome-same-origin-policy">http://stackoverflow.com/questions/5389297/ajax-overcome-same-origin-policy</text:a>

</text:p>
      <text:h text:style-name="Heading_20_3" text:outline-level="3"><text:bookmark-start text:name="OrgXref.sec-4-7-1"/><text:bookmark text:name="sec-4-7-1"/>One answer - <text:span text:style-name="Bold">JSONP</text:span> - Typically, this is accomplished by implementing JSONP script generation on the server, so that generated script calls your callback after it is loaded and executed.<text:bookmark-end text:name="OrgXref.sec-4-7-1"/></text:h>
      <text:p text:style-name="Text_20_body">

Basically what you need to do is to add script element (with src set to your source url). The script served should, execute a function call to your supplied callback (sent via URL parameter).

</text:p>
      <text:p text:style-name="Text_20_body">

Some Ajax frameworks support this kind of communication out of the box, e.g. jQuery.

</text:p>
      <text:p text:style-name="Text_20_body">

Also some publicly available services, support JSONP Ajax communication, e.g. Twitter (via callback parameter).

</text:p>
      <text:h text:style-name="Heading_20_3" text:outline-level="3"><text:bookmark-start text:name="OrgXref.sec-4-7-2"/><text:bookmark text:name="sec-4-7-2"/>Another - <text:span text:style-name="Bold">PROXY</text:span> - For bypassing same origin policy, you should create a proxy and then send the request through proxy…<text:bookmark-end text:name="OrgXref.sec-4-7-2"/></text:h>
      <text:p text:style-name="Text_20_body">

See detailed answer here

</text:p>
      <text:p text:style-name="Text_20_body">

Click here for Script for proxy setting

</text:p>
      <text:p text:style-name="Text_20_body">

Additional note, I think firefox 3.5 and more automatically bypasses the same origin policy for ajax..

</text:p>
      <text:h text:style-name="Heading_20_2" text:outline-level="2"><text:bookmark-start text:name="OrgXref.sec-4-8"/><text:bookmark text:name="sec-4-8"/>My Twitter URLS<text:bookmark-end text:name="OrgXref.sec-4-8"/></text:h>
      <text:p text:style-name="Text_20_body">
<text:a xlink:type="simple" xlink:href="http://ubuntuforums.org/showthread.php?t=1974099">http://ubuntuforums.org/showthread.php?t=1974099</text:a>
<text:a xlink:type="simple" xlink:href="https://www.google.com.au/search?oq=wacom+intuous+5+ubuntu&amp;sugexp=chrome,mod=0&amp;sourceid=chrome&amp;ie=UTF-8&amp;q=wacom+intuous+5+ubuntu#hl=en&amp;safe=off&amp;tbo=d&amp;biw=1217&amp;bih=602&amp;sclient=psy-ab&amp;q=wacom+intuous+5+ubuntu+12.0.4&amp;oq=wacom+intuous+5+ubuntu+12.0.4&amp;gs_l=serp.3...8216.10761.0.11019.7.7.0.0.0.0.196.1197.0j7.7.0.les;..0.0...1c.1.iKasjDtTdCA&amp;pbx=1&amp;fp=1&amp;bpcl=40096503&amp;cad=b&amp;sei=ibzkUJC3D-bKmgX15ICYAQ&amp;bav=on.2,or.r_gc.r_pw.r_cp.r_qf.&amp;sei=FOHkUN_KBajPmgWk64GACg">https://www.google.com.au/search?oq=wacom+intuous+5+ubuntu&amp;sugexp=chrome,mod=0&amp;sourceid=chrome&amp;ie=UTF-8&amp;q=wacom+intuous+5+ubuntu#hl=en&amp;safe=off&amp;tbo=d&amp;biw=1217&amp;bih=602&amp;sclient=psy-ab&amp;q=wacom+intuous+5+ubuntu+12.0.4&amp;oq=wacom+intuous+5+ubuntu+12.0.4&amp;gs_l=serp.3…8216.10761.0.11019.7.7.0.0.0.0.196.1197.0j7.7.0.les%3B..0.0…1c.1.iKasjDtTdCA&amp;pbx=1&amp;fp=1&amp;bpcl=40096503&amp;cad=b&amp;sei=ibzkUJC3D-bKmgX15ICYAQ&amp;bav=on.2,or.r_gc.r_pw.r_cp.r_qf.&amp;sei=FOHkUN_KBajPmgWk64GACg</text:a>
<text:a xlink:type="simple" xlink:href="https://drive.google.com/?usp=chrome_app#my-drive">https://drive.google.com/?usp=chrome_app#my-drive</text:a>
<text:a xlink:type="simple" xlink:href="https://chrome.google.com/webstore/category/themes?hl=en">https://chrome.google.com/webstore/category/themes?hl=en</text:a>
<text:a xlink:type="simple" xlink:href="https://c9.io/">https://c9.io/</text:a>
<text:a xlink:type="simple" xlink:href="https://koding.com/Login">https://koding.com/Login</text:a>
<text:a xlink:type="simple" xlink:href="https://www.evernote.com/Home.action#st=p&amp;n=bf084b3e-594e-4b6c-b752-c382e1d46216">https://www.evernote.com/Home.action#st=p&amp;n=bf084b3e-594e-4b6c-b752-c382e1d46216</text:a>
<text:a xlink:type="simple" xlink:href="http://www.nvidia.com/object/linux-display-amd64-310.19-driver.html">http://www.nvidia.com/object/linux-display-amd64-310.19-driver.html</text:a>
<text:a xlink:type="simple" xlink:href="http://wiki.debian.org/IntroDebianPackaging">http://wiki.debian.org/IntroDebianPackaging</text:a>
<text:a xlink:type="simple" xlink:href="http://packages.debian.org/search?keywords=nvidia-glx">http://packages.debian.org/search?keywords=nvidia-glx</text:a>
<text:a xlink:type="simple" xlink:href="https://help.ubuntu.com/community/BinaryDriverHowto/Nvidia">https://help.ubuntu.com/community/BinaryDriverHowto/Nvidia</text:a>
<text:a xlink:type="simple" xlink:href="http://orgmode.org/org.html#Horizontal-rules">http://orgmode.org/org.html#Horizontal-rules</text:a>
<text:a xlink:type="simple" xlink:href="https://www.google.com.au/search?oq=org-mode+and+pdf&amp;sugexp=chrome,mod=0&amp;sourceid=chrome&amp;ie=UTF-8&amp;q=org-mode+and+pdf">https://www.google.com.au/search?oq=org-mode+and+pdf&amp;sugexp=chrome,mod=0&amp;sourceid=chrome&amp;ie=UTF-8&amp;q=org-mode+and+pdf</text:a>
<text:a xlink:type="simple" xlink:href="https://wiki.wgtn.cat-it.co.nz/wiki/Catalyst_Australia_Pty_Ltd/Open_Universites_Australia/moodle">https://wiki.wgtn.cat-it.co.nz/wiki/Catalyst_Australia_Pty_Ltd/Open_Universites_Australia/moodle</text:a>
<text:a xlink:type="simple" xlink:href="https://www.google.com.au/search?oq=git+diff+patch+order&amp;sugexp=chrome,mod=0&amp;sourceid=chrome&amp;ie=UTF-8&amp;q=git+diff+patch+order#hl=en&amp;safe=off&amp;tbo=d&amp;sclient=psy-ab&amp;q=git+diff+patch+reverse+order&amp;oq=git+diff+patch+reverse+order&amp;gs_l=serp.3...18851.20097.0.20340.8.8.0.0.0.3.204.1420.0j7j1.8.0.les;..0.0...1c.1.OEVd4u1hbVU&amp;pbx=1&amp;fp=1&amp;bpcl=40096503&amp;biw=1231&amp;bih=514&amp;cad=b&amp;sei=fuTjUMWxJ8nimAXujYDwCw&amp;sei=przkUP3dDaqKmQWV14HoAg&amp;bav=on.2,or.r_gc.r_pw.r_cp.r_qf.&amp;sei=FOHkUP_uD6bumAXq6YGwCg">https://www.google.com.au/search?oq=git+diff+patch+order&amp;sugexp=chrome,mod=0&amp;sourceid=chrome&amp;ie=UTF-8&amp;q=git+diff+patch+order#hl=en&amp;safe=off&amp;tbo=d&amp;sclient=psy-ab&amp;q=git+diff+patch+reverse+order&amp;oq=git+diff+patch+reverse+order&amp;gs_l=serp.3…18851.20097.0.20340.8.8.0.0.0.3.204.1420.0j7j1.8.0.les%3B..0.0…1c.1.OEVd4u1hbVU&amp;pbx=1&amp;fp=1&amp;bpcl=40096503&amp;biw=1231&amp;bih=514&amp;cad=b&amp;sei=fuTjUMWxJ8nimAXujYDwCw&amp;sei=przkUP3dDaqKmQWV14HoAg&amp;bav=on.2,or.r_gc.r_pw.r_cp.r_qf.&amp;sei=FOHkUP_uD6bumAXq6YGwCg</text:a>
<text:a xlink:type="simple" xlink:href="http://stackoverflow.com/questions/1979520/auto-open-nerdtree-in-every-tab/7640505#7640505">http://stackoverflow.com/questions/1979520/auto-open-nerdtree-in-every-tab/7640505#7640505</text:a>
<text:a xlink:type="simple" xlink:href="https://wrms.catalyst.net.nz/wr.php?request_id=202820">https://wrms.catalyst.net.nz/wr.php?request_id=202820</text:a>
<text:a xlink:type="simple" xlink:href="http://ubuntuforums.org/showthread.php?t=1515562">http://ubuntuforums.org/showthread.php?t=1515562</text:a>
<text:a xlink:type="simple" xlink:href="http://sourceforge.net/apps/mediawiki/linuxwacom/index.php?title=Downloads">http://sourceforge.net/apps/mediawiki/linuxwacom/index.php?title=Downloads</text:a>
<text:a xlink:type="simple" xlink:href="http://my-moodle-23/my/index.php">http://my-moodle-23/my/index.php</text:a>
<text:a xlink:type="simple" xlink:href="https://www.google.com.au/search?q=window.open&amp;aq=f&amp;oq=window.open&amp;sugexp=chrome,mod=12&amp;sourceid=chrome&amp;ie=UTF-8">https://www.google.com.au/search?q=window.open&amp;aq=f&amp;oq=window.open&amp;sugexp=chrome,mod=12&amp;sourceid=chrome&amp;ie=UTF-8</text:a>
<text:a xlink:type="simple" xlink:href="http://api.jquery.com/category/ajax/">http://api.jquery.com/category/ajax/</text:a>
<text:a xlink:type="simple" xlink:href="http://stackoverflow.com/questions/5389297/ajax-overcome-same-origin-policy">http://stackoverflow.com/questions/5389297/ajax-overcome-same-origin-policy</text:a>
<text:a xlink:type="simple" xlink:href="http://140dev.com/twitter-api-programming-tutorials/hello-twitter-oauth-php/">http://140dev.com/twitter-api-programming-tutorials/hello-twitter-oauth-php/</text:a>
<text:a xlink:type="simple" xlink:href="http://stackoverflow.com/questions/4947825/is-there-a-callback-for-twitters-tweet-button">http://stackoverflow.com/questions/4947825/is-there-a-callback-for-twitters-tweet-button</text:a>
<text:a xlink:type="simple" xlink:href="https://dev.twitter.com/apps/3855389/settings">https://dev.twitter.com/apps/3855389/settings</text:a>
<text:a xlink:type="simple" xlink:href="http://stackoverflow.com/questions/800827/twitter-oauth-callbackurl-localhost-development">http://stackoverflow.com/questions/800827/twitter-oauth-callbackurl-localhost-development</text:a>
<text:a xlink:type="simple" xlink:href="https://dev.twitter.com/docs/intents">https://dev.twitter.com/docs/intents</text:a>
<text:a xlink:type="simple" xlink:href="https://dev.twitter.com/docs/api/1.1">https://dev.twitter.com/docs/api/1.1</text:a>
<text:a xlink:type="simple" xlink:href="https://github.com/robogeek/twitter-embed">https://github.com/robogeek/twitter-embed</text:a>
<text:a xlink:type="simple" xlink:href="http://thenextweb.com/twitter/2011/03/31/twitter-just-unveiled-web-intents-heres-how-to-use-them/">http://thenextweb.com/twitter/2011/03/31/twitter-just-unveiled-web-intents-heres-how-to-use-them/</text:a>
<text:a xlink:type="simple" xlink:href="https://dev.twitter.com/docs/tweet-button">https://dev.twitter.com/docs/tweet-button</text:a>
<text:a xlink:type="simple" xlink:href="http://docs.moodle.org/24/en/Iframe">http://docs.moodle.org/24/en/Iframe</text:a>
<text:a xlink:type="simple" xlink:href="https://moodle.org/mod/forum/discuss.php?d=190199">https://moodle.org/mod/forum/discuss.php?d=190199</text:a>
<text:a xlink:type="simple" xlink:href="http://docs.moodle.org/dev/YUI">http://docs.moodle.org/dev/YUI</text:a>
<text:a xlink:type="simple" xlink:href="http://docs.moodle.org/dev/Blocks/Appendix_A#html_attributes.28.29">http://docs.moodle.org/dev/Blocks/Appendix_A#html_attributes.28.29</text:a>
<text:a xlink:type="simple" xlink:href="https://twitter.com/hal9zillion">https://twitter.com/hal9zillion</text:a>
<text:a xlink:type="simple" xlink:href="https://twitter.com/settings/widgets/new?display_config[expand_media]=on&amp;display_config[height]=&amp;display_config[link_color]=&amp;display_config[theme]=light&amp;domains[]=*my-moodle-23*&amp;error=GENERIC_SAVE_ERROR&amp;timeline_config[hide_at_replies]=yes&amp;timeline_config[screen_name]=hal9zillion&amp;timeline_config[timeline_id]=386071273&amp;widget=user">https://twitter.com/settings/widgets/new?display_config%5Bexpand_media%5D=on&amp;display_config%5Bheight%5D=&amp;display_config%5Blink_color%5D=&amp;display_config%5Btheme%5D=light&amp;domains%5B%5D=%2Amy-moodle-23%2A&amp;error=GENERIC_SAVE_ERROR&amp;timeline_config%5Bhide_at_replies%5D=yes&amp;timeline_config%5Bscreen_name%5D=hal9zillion&amp;timeline_config%5Btimeline_id%5D=386071273&amp;widget=user</text:a>
<text:a xlink:type="simple" xlink:href="http://forums.whirlpool.net.au/forum-replies.cfm?t=2016244&amp;p=52">http://forums.whirlpool.net.au/forum-replies.cfm?t=2016244&amp;p=52</text:a>
<text:a xlink:type="simple" xlink:href="http://www.comicvine.com/hulk/29-2267/comicvine-hulk-vs-real-hulk/92-633847/?page=last#reply_form">http://www.comicvine.com/hulk/29-2267/comicvine-hulk-vs-real-hulk/92-633847/?page=last#reply_form</text:a>
<text:a xlink:type="simple" xlink:href="http://www.youtube.com/watch?v=H6qKiBl3nrA">http://www.youtube.com/watch?v=H6qKiBl3nrA</text:a>
<text:a xlink:type="simple" xlink:href="https://twitter.com/intent/tweet?via=TheOldMan&amp;original_referer=http://my-moodle-23/blocks/twitter_feed/twitter.html">https://twitter.com/intent/tweet?via=TheOldMan&amp;original_referer=http://my-moodle-23/blocks/twitter_feed/twitter.html</text:a>
chrome-devtools://devtools/devtools.html?docked=false&amp;dockSide=bottom&amp;toolbarColor=rgba(0,0,0,1)&amp;textColor=rgba(255,255,255,1)
chrome-devtools://devtools/devtools.html?docked=false&amp;dockSide=bottom&amp;toolbarColor=rgba(0,0,0,1)&amp;textColor=rgba(255,255,255,1)
<text:a xlink:type="simple" xlink:href="https://twitter.com/intent/tweet?original_referer=http://my-moodle-23/blocks/twitter_feed/twitter_inline.html&amp;tw_p=tweetbutton&amp;url=http://my-moodle-23/blocks/twitter_feed/twitter_inline.html">https://twitter.com/intent/tweet?original_referer=http%3A%2F%2Fmy-moodle-23%2Fblocks%2Ftwitter_feed%2Ftwitter_inline.html&amp;tw_p=tweetbutton&amp;url=http%3A%2F%2Fmy-moodle-23%2Fblocks%2Ftwitter_feed%2Ftwitter_inline.html</text:a>

</text:p>
      <text:h text:style-name="Heading_20_2" text:outline-level="2"><text:bookmark-start text:name="OrgXref.sec-4-9"/><text:bookmark text:name="sec-4-9"/>OK so (tactics)<text:bookmark-end text:name="OrgXref.sec-4-9"/></text:h>
      <text:list text:continue-numbering="false" text:style-name="OrgBulletedList">
        <text:list-item>
          <text:p text:style-name="Text_20_body">
Web intent is nice because it avoids OAuth nightmare

</text:p>
        </text:list-item>
        <text:list-item>
          <text:p text:style-name="Text_20_body">
Seems if i want to use AJAX i need to deal with JSON-like data

</text:p>
          <text:list text:continue-numbering="true" text:style-name="OrgBulletedList">
            <text:list-item>
              <text:p text:style-name="Text_20_body">
which involves formatting it in a twitter box or whatever

</text:p>
            </text:list-item>
            <text:list-item>
              <text:p text:style-name="Text_20_body">
Not sure if i can use the Web Intent stuff with JSONP

</text:p>
            </text:list-item>
          </text:list>
        </text:list-item>
        <text:list-item>
          <text:p text:style-name="Text_20_body">
Otherwise I have to log-in with OAuth stuff

</text:p>
          <text:list text:continue-numbering="true" text:style-name="OrgBulletedList">
            <text:list-item>
              <text:p text:style-name="Text_20_body">
wont this mean other windows anyway?

</text:p>
            </text:list-item>
          </text:list>
        </text:list-item>
      </text:list>
      <text:h text:style-name="Heading_20_3" text:outline-level="3"><text:bookmark-start text:name="OrgXref.sec-4-9-1"/><text:bookmark text:name="sec-4-9-1"/>What I definitely cant do<text:bookmark-end text:name="OrgXref.sec-4-9-1"/></text:h>
      <text:list text:continue-numbering="false" text:style-name="OrgBulletedList">
        <text:list-item>
          <text:p text:style-name="Text_20_body">
Anywhere Api let me tweet directly from the side-box

</text:p>
        </text:list-item>
        <text:list-item>
          <text:p text:style-name="Text_20_body">
This will be deprecated

</text:p>
        </text:list-item>
        <text:list-item>
          <text:p text:style-name="Text_20_body">
I cant make that same Web Intent call from straight javascript.

</text:p>
          <text:list text:continue-numbering="true" text:style-name="OrgBulletedList">
            <text:list-item>
              <text:p text:style-name="Text_20_body">
<text:span text:style-name="Emphasis">Maybe</text:span> i can fool it with a proxy but i doubt it…

</text:p>
            </text:list-item>
          </text:list>
        </text:list-item>
      </text:list>
      <text:h text:style-name="Heading_20_3" text:outline-level="3"><text:bookmark-start text:name="OrgXref.sec-4-9-2"/><text:bookmark text:name="sec-4-9-2"/>Can I:<text:bookmark-end text:name="OrgXref.sec-4-9-2"/></text:h>
      <text:list text:continue-numbering="false" text:style-name="OrgNumberedList">
        <text:list-item>
          <text:p text:style-name="Text_20_body">
MAke an AJAX call to my own site to tell it to tweet a message

</text:p>
        </text:list-item>
        <text:list-item>
          <text:p text:style-name="Text_20_body">
Call <text:span text:style-name="OrgCode">file_get_contents(URL)</text:span> with php to get a cache of stuff and then parse through it with Javascript?

</text:p>
        </text:list-item>
        <text:list-item>
          <text:p text:style-name="Text_20_body">
Fake a proxy?

</text:p>
        </text:list-item>
        <text:list-item>
          <text:p text:style-name="Text_20_body">
Use Web Intent stuff with JSONP, AJAX and my own client formatting.

</text:p>
        </text:list-item>
      </text:list>
      <text:h text:style-name="Heading_20_2" text:outline-level="2"><text:bookmark-start text:name="OrgXref.sec-4-10"/><text:bookmark text:name="sec-4-10"/>Web Intents<text:bookmark-end text:name="OrgXref.sec-4-10"/></text:h>
      <text:list text:continue-numbering="false" text:style-name="OrgBulletedList">
        <text:list-item>
          <text:p text:style-name="Text_20_body">
pushed by Twitter as the way forward.

</text:p>
        </text:list-item>
        <text:list-item>
          <text:p text:style-name="Text_20_body">
Open in a new window or reload whole page

</text:p>
          <text:list text:continue-numbering="true" text:style-name="OrgBulletedList">
            <text:list-item>
              <text:p text:style-name="Text_20_body">
Cant open in an iFrame

</text:p>
            </text:list-item>
            <text:list-item>
              <text:p text:style-name="Text_20_body">
Cant replace with call to AJAX

</text:p>
            </text:list-item>
          </text:list>
        </text:list-item>
      </text:list>
      <text:h text:style-name="Heading_20_2" text:outline-level="2"><text:bookmark-start text:name="OrgXref.sec-4-11"/><text:bookmark text:name="sec-4-11"/>Problems with Putting Everything in a node/block on our site<text:bookmark-end text:name="OrgXref.sec-4-11"/></text:h>
      <text:h text:style-name="Heading_20_3" text:outline-level="3"><text:bookmark-start text:name="OrgXref.sec-4-11-1"/><text:bookmark text:name="sec-4-11-1"/>Cant put Twitter.com in an iframe<text:bookmark-end text:name="OrgXref.sec-4-11-1"/></text:h>
      <text:p text:style-name="Quotations">
Framing the twitter.com site in an IFRAME or otherwise is against the terms of service – by using OAuth to obtain an access token, you should be using the API instead of the site. To initiate the OAuth flow, you can either redirect in the main browser window, or initiate a new window and then use Javascript to detect when the redirection phase has been completed.

</text:p>
      <text:h text:style-name="Heading_20_3" text:outline-level="3"><text:bookmark-start text:name="OrgXref.sec-4-11-2"/><text:bookmark text:name="sec-4-11-2"/>Cant put Web Intents in an iframe<text:bookmark-end text:name="OrgXref.sec-4-11-2"/></text:h>
      <text:h text:style-name="Heading_20_3" text:outline-level="3"><text:bookmark-start text:name="OrgXref.sec-4-11-3"/><text:bookmark text:name="sec-4-11-3"/>Cant avoid OAuth and all that jazz<text:bookmark-end text:name="OrgXref.sec-4-11-3"/></text:h>
      <text:list text:continue-numbering="false" text:style-name="OrgBulletedList">
        <text:list-item>
          <text:p text:style-name="Text_20_body">
As of March 2013 Twitter REST API 1.0 is gone and we all have to use REST API 1.1

</text:p>
        </text:list-item>
        <text:list-item>
          <text:p text:style-name="Text_20_body">
This requires every single call to be properly OAUTHed

</text:p>
        </text:list-item>
      </text:list>
      <text:h text:style-name="Heading_20_3" text:outline-level="3"><text:bookmark-start text:name="OrgXref.sec-4-11-4"/><text:bookmark text:name="sec-4-11-4"/>Many difficulties in using jQuery/javascript with OAuth<text:bookmark-end text:name="OrgXref.sec-4-11-4"/></text:h>
      <text:list text:continue-numbering="false" text:style-name="OrgBulletedList">
        <text:list-item>
          <text:p text:style-name="Text_20_body">
Means you have to/risk exposing your OAUTH credentials/keys in the scripts/source that you send to the client…

</text:p>
        </text:list-item>
      </text:list>
      <text:p text:style-name="Quotations">
We don't have a Javascript Twitter SDK like this at this time. We don't support long-lived tokens over OAuth 2 (which is what we'd need to do to support the model you're talking about). Right now, to leverage a long-term relationship with a user, you're advised to use server-to-server OAuth 1.0A.

</text:p>
      <text:list text:continue-numbering="false" text:style-name="OrgBulletedList">
        <text:list-item>
          <text:p text:style-name="Text_20_body">
<text:bookmark-start text:name="OrgXref.sec-4-11-4-1"/><text:bookmark text:name="sec-4-11-4-1"/>Potential Workaround?<text:bookmark-end text:name="OrgXref.sec-4-11-4-1"/>
</text:p>
          <text:list text:continue-numbering="true" text:style-name="OrgBulletedList">
            <text:list-item>
              <text:p text:style-name="Text_20_body">
<text:span text:style-name="Bold">Used by the Jitter library</text:span> - AJAX call to your own sites php to get the OAUTHH details and then send them on to twitter

</text:p>
            </text:list-item>
            <text:list-item>
              <text:p text:style-name="Text_20_body">
Seems to be dead

</text:p>
            </text:list-item>
          </text:list>
        </text:list-item>
      </text:list>
      <text:h text:style-name="Heading_20_3" text:outline-level="3"><text:bookmark-start text:name="OrgXref.sec-4-11-5"/><text:bookmark text:name="sec-4-11-5"/>If cant be done then have to do it server side in PHP - Not really conducive to our nice little widget<text:bookmark-end text:name="OrgXref.sec-4-11-5"/></text:h>
      <text:h text:style-name="Heading_20_2" text:outline-level="2"><text:bookmark-start text:name="OrgXref.sec-4-12"/><text:bookmark text:name="sec-4-12"/>OAUTH<text:bookmark-end text:name="OrgXref.sec-4-12"/></text:h>
      <text:h text:style-name="Heading_20_3" text:outline-level="3"><text:bookmark-start text:name="OrgXref.sec-4-12-1"/><text:bookmark text:name="sec-4-12-1"/>OAUTH and javascript/client side stuff<text:bookmark-end text:name="OrgXref.sec-4-12-1"/></text:h>
      <text:p text:style-name="OrgVerse">
For example, when Twitter recently deprecated their Basic Auth services, that left OAuth as the only authentication method. It was supposed to be the death of JS-only Twitter apps. This was unfortunate for quite a few developers who leveraged the browsers ability to do Basic auth, to help with scaling their Twitter apps. I know, I was one of them.<text:line-break/>
<text:line-break/>
So then I began to think what if you weren’t forced to expose your keys? What if your JS app could talk to any web API out there, in a secure, user-authenticated way?<text:line-break/>
<text:line-break/>
Is that actually possible? Yup.<text:line-break/>
<text:line-break/>
So let’s crack the code of what is necessary to do OAuth securely in JavaScript.<text:line-break/>
<text:line-break/>
You cannot store your consumer keys inside your JS code. Not even obfuscated. But it has to be stored somewhere web-accessible so your JS code can talk to it.<text:line-break/>
<text:line-break/>
Because of the same-origin policy, that ‘somewhere’ has to be the same domain as your JS app. Unless of course you only rely on HTTP GET, in which case you can do JSONP.<text:line-break/>
<text:line-break/>
Your storage location cannot transmit your consumer key pair back to you. So that means it needs to do the OAuth request on your behalf.<text:line-break/>

</text:p>
      <text:h text:style-name="Heading_20_3" text:outline-level="3"><text:bookmark-start text:name="OrgXref.sec-4-12-2"/><text:bookmark text:name="sec-4-12-2"/>Sample for setting up an OAuth request<text:bookmark-end text:name="OrgXref.sec-4-12-2"/></text:h>
      <text:p text:style-name="Text_20_body">
<text:a xlink:type="simple" xlink:href="https://dev.twitter.com/docs/auth/authorizing-request">https://dev.twitter.com/docs/auth/authorizing-request</text:a>
Include the following OAUTH tokens in every request

</text:p>
      <text:p text:style-name="OrgSrcBlock"><text:span text:style-name="OrgSrcFontLockKeywordFace">var</text:span><text:s/><text:span text:style-name="OrgSrcFontLockVariableNameFace">oauth_consumer_key</text:span>=<text:span text:style-name="OrgSrcFontLockStringFace">"nOn1XTkBxekHmVhRyfU4kg"</text:span>;</text:p>
      <text:p text:style-name="OrgSrcBlock"><text:span text:style-name="OrgSrcFontLockKeywordFace">var</text:span><text:s/><text:span text:style-name="OrgSrcFontLockVariableNameFace">oauth_nonce</text:span>=<text:span text:style-name="OrgSrcFontLockStringFace">"kYjzVBB8Y0ZFabxSWbWovY3uYSQ2pTgmZeNu2VS4cg"</text:span>;<text:s/></text:p>
      <text:p text:style-name="OrgSrcBlock"><text:span text:style-name="OrgSrcFontLockKeywordFace">var</text:span><text:s/><text:span text:style-name="OrgSrcFontLockVariableNameFace">oauth_signature</text:span>=<text:span text:style-name="OrgSrcFontLockStringFace">"tnnArxj06cWHq44gCs1OSKk%2FjLY%3D"</text:span>;<text:s/></text:p>
      <text:p text:style-name="OrgSrcBlock"><text:span text:style-name="OrgSrcFontLockKeywordFace">var</text:span><text:s/><text:span text:style-name="OrgSrcFontLockVariableNameFace">oauth_signature_method</text:span>=<text:span text:style-name="OrgSrcFontLockStringFace">"HMAC-SHA1"</text:span>;<text:s/></text:p>
      <text:p text:style-name="OrgSrcBlock"><text:span text:style-name="OrgSrcFontLockKeywordFace">var</text:span><text:s/><text:span text:style-name="OrgSrcFontLockVariableNameFace">oauth_timestamp</text:span>=<text:span text:style-name="OrgSrcFontLockStringFace">"1357267130"</text:span>;<text:s/></text:p>
      <text:p text:style-name="OrgSrcBlock"><text:span text:style-name="OrgSrcFontLockKeywordFace">var</text:span><text:s/><text:span text:style-name="OrgSrcFontLockVariableNameFace">oauth_token</text:span>=<text:span text:style-name="OrgSrcFontLockStringFace">"386071273-2PEY5bPhayKoS6oKVzmKzUfoAZEGwWbRMt81ni4"</text:span>;</text:p>
      <text:p text:style-name="OrgSrcBlockLastLine"><text:span text:style-name="OrgSrcFontLockKeywordFace">var</text:span><text:s/><text:span text:style-name="OrgSrcFontLockVariableNameFace">oauth_version</text:span>=<text:span text:style-name="OrgSrcFontLockStringFace">"1.0"</text:span>;</text:p>
      <text:p text:style-name="Text_20_body">
Percent encode the various strings

</text:p>
      <text:list text:continue-numbering="false" text:style-name="OrgBulletedList">
        <text:list-item>
          <text:p text:style-name="Text_20_body">
in PHP <text:span text:style-name="OrgCode">rawurlencode</text:span>

</text:p>
        </text:list-item>
      </text:list>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c0c0c0" fo:padding="0.049cm" fo:border="0.018cm solid #000000" style:shadow="none">
        <style:background-image/>
      </style:paragraph-properties>
    </style:style>
    <style:style style:name="OrgFixedWidthBlock" style:family="paragraph" style:parent-style-name="Preformatted_20_Text">
      <style:paragraph-properties fo:background-color="#c0c0c0" fo:padding="0.049cm" fo:border="0.018cm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text-properties fo:color="#ff0000"/>
    </style:style>
    <style:style style:name="OrgDone" style:family="text">
      <style:text-properties fo:color="#008000"/>
    </style:style>
    <style:style style:name="OrgTag" style:family="text">
      <style:text-properties fo:background-color="#add8e6"/>
    </style:style>
    <style:style style:name="OrgTimestamp" style:family="text">
      <style:text-properties fo:color="#bebebe"/>
    </style:style>
    <style:style style:name="OrgTimestampKeyword" style:family="text">
      <style:text-properties fo:color="#5f9ea0"/>
    </style:style>
    <style:style style:name="OrgTimestampWrapper" style:family="text"/>
    <style:style style:name="OrgTarget" style:family="text"/>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fo:margin-top="0cm" fo:margin-bottom="0cm" style:vertical-pos="middle" style:vertical-rel="text" style:horizontal-pos="from-left" style:horizontal-rel="paragraph-content"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FontLockConstantFace" style:family="text">
      <style:text-properties fo:color="#40e0d0"/>
    </style:style>
    <style:style style:name="OrgSrcFontLockFunctionNameFace" style:family="text">
      <style:text-properties fo:color="#98fb98"/>
    </style:style>
    <style:style style:name="OrgSrcFontLockTypeFace" style:family="text">
      <style:text-properties fo:color="#7fffd4"/>
    </style:style>
    <style:style style:name="OrgSrcFontLockCommentFace" style:family="text">
      <style:text-properties fo:color="#00cd66"/>
    </style:style>
    <style:style style:name="OrgSrcFontLockCommentDelimiterFace" style:family="text">
      <style:text-properties fo:color="#00cd66"/>
    </style:style>
    <style:style style:name="OrgSrcFontLockVariableNameFace" style:family="text">
      <style:text-properties fo:color="#9acd32"/>
    </style:style>
    <style:style style:name="OrgSrcFontLockKeywordFace" style:family="text">
      <style:text-properties fo:color="#ffffff"/>
    </style:style>
    <style:style style:name="OrgSrcFontLockStringFace" style:family="text">
      <style:text-properties fo:color="#bdb76b"/>
    </style:style>
    <style:style style:name="OrgSrcBlock" style:family="paragraph" style:parent-style-name="Preformatted_20_Text">
      <style:paragraph-properties fo:background-color="#000000" fo:padding="0.049cm" fo:border="0.51pt solid #000000" style:shadow="none">
        <style:background-image/>
      </style:paragraph-properties>
      <style:text-properties fo:color="#f5deb3"/>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Hal Henke</dc:creator>
    <meta:initial-creator>Hal Henke</meta:initial-creator>
    <dc:date>2013-01-04T14:07:31+11:00</dc:date>
    <meta:creation-date>2013-01-04T14:07:31+11:00</meta:creation-date>
    <meta:generator>Org-7.8.11/Emacs-24.2.1</meta:generator>
    <meta:keyword/>
    <dc:subject/>
    <dc:title>Moodle Notes (2.3)</dc:title>
  </office:meta>
</office:document-meta>
</file>